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p text:style-name="Title">Game Making and Coding Fluency in Practice</text:p>
      <text:p text:style-name="Text_20_body">Mick Chesterman https://orcid.org/0000-0002-8005-2390</text:p>
      <text:h text:style-name="Heading_20_2" text:outline-level="2"><text:bookmark-start text:name="introduction"/>Introduction<text:bookmark-end text:name="introduction"/></text:h>
      <text:p text:style-name="First_20_paragraph">The potential of digital game making is explored in depth in a review by Kafai and Burke <text:reference-mark-start text:name="ZOTERO_ITEM CSL_CITATION {&quot;schema&quot;:&quot;https://github.com/citation-style-language/schema/raw/master/csl-citation.json&quot;,&quot;properties&quot;:{&quot;noteIndex&quot;:0,&quot;formattedCitation&quot;:&quot;[-@kafai_constructionist_2015]&quot;},&quot;citationID&quot;:&quot;kuuxfith&quot;,&quot;citationItems&quot;:[{&quot;id&quot;:250,&quot;uris&quot;:[&quot;http://zotero.org/users/1913249/items/Q7JCMQ3N&quot;],&quot;prefix&quot;:&quot;&quot;,&quot;suppress-author&quot;:true,&quot;itemData&quot;:{&quot;title&quot;:&quot;Constructionist Gaming: Understanding the Benefits of Making Games for Learning&quot;,&quot;URL&quot;:&quot;https://www.ncbi.nlm.nih.gov/pmc/articles/PMC4784508/&quot;,&quot;citation-key&quot;:&quot;kafai_constructionist_2015&quot;,&quot;container-title&quot;:&quot;Educational Psychologist&quot;,&quot;page&quot;:&quot;313-334&quot;,&quot;source&quot;:&quot;PubMed Central&quot;,&quot;author&quot;:[{&quot;given&quot;:&quot;Yasmin B.&quot;,&quot;family&quot;:&quot;Kafai&quot;},{&quot;given&quot;:&quot;Quinn&quot;,&quot;family&quot;:&quot;Burke&quot;}],&quot;accessed&quot;:{&quot;date-parts&quot;:[[2017,10,16]]},&quot;DOI&quot;:&quot;10.1080/00461520.2015.1124022&quot;,&quot;id&quot;:&quot;kafai_constructionist_2015&quot;,&quot;container-title-short&quot;:&quot;Educ Psychol&quot;,&quot;issued&quot;:{&quot;date-parts&quot;:[[2015]]},&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volume&quot;:&quot;50&quot;,&quot;PMID&quot;:&quot;27019536&quot;,&quot;issue&quot;:&quot;4&quot;,&quot;ISSN&quot;:&quot;0046-1520&quot;,&quot;type&quot;:&quot;article-journal&quot;,&quot;title-short&quot;:&quot;Constructionist Gaming&quot;},&quot;uri&quot;:[&quot;http://zotero.org/users/1913249/items/Q7JCMQ3N&quot;],&quot;suffix&quot;:&quot;&quot;}]} RNDomqjnyxqsd"/>&lt;Do Zotero Refresh: [-@kafai_constructionist_2015]&gt;<text:reference-mark-end text:name="ZOTERO_ITEM CSL_CITATION {&quot;schema&quot;:&quot;https://github.com/citation-style-language/schema/raw/master/csl-citation.json&quot;,&quot;properties&quot;:{&quot;noteIndex&quot;:0,&quot;formattedCitation&quot;:&quot;[-@kafai_constructionist_2015]&quot;},&quot;citationID&quot;:&quot;kuuxfith&quot;,&quot;citationItems&quot;:[{&quot;id&quot;:250,&quot;uris&quot;:[&quot;http://zotero.org/users/1913249/items/Q7JCMQ3N&quot;],&quot;prefix&quot;:&quot;&quot;,&quot;suppress-author&quot;:true,&quot;itemData&quot;:{&quot;title&quot;:&quot;Constructionist Gaming: Understanding the Benefits of Making Games for Learning&quot;,&quot;URL&quot;:&quot;https://www.ncbi.nlm.nih.gov/pmc/articles/PMC4784508/&quot;,&quot;citation-key&quot;:&quot;kafai_constructionist_2015&quot;,&quot;container-title&quot;:&quot;Educational Psychologist&quot;,&quot;page&quot;:&quot;313-334&quot;,&quot;source&quot;:&quot;PubMed Central&quot;,&quot;author&quot;:[{&quot;given&quot;:&quot;Yasmin B.&quot;,&quot;family&quot;:&quot;Kafai&quot;},{&quot;given&quot;:&quot;Quinn&quot;,&quot;family&quot;:&quot;Burke&quot;}],&quot;accessed&quot;:{&quot;date-parts&quot;:[[2017,10,16]]},&quot;DOI&quot;:&quot;10.1080/00461520.2015.1124022&quot;,&quot;id&quot;:&quot;kafai_constructionist_2015&quot;,&quot;container-title-short&quot;:&quot;Educ Psychol&quot;,&quot;issued&quot;:{&quot;date-parts&quot;:[[2015]]},&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volume&quot;:&quot;50&quot;,&quot;PMID&quot;:&quot;27019536&quot;,&quot;issue&quot;:&quot;4&quot;,&quot;ISSN&quot;:&quot;0046-1520&quot;,&quot;type&quot;:&quot;article-journal&quot;,&quot;title-short&quot;:&quot;Constructionist Gaming&quot;},&quot;uri&quot;:[&quot;http://zotero.org/users/1913249/items/Q7JCMQ3N&quot;],&quot;suffix&quot;:&quot;&quot;}]} RNDomqjnyxqsd"/>. The most prominent learning objective of making games in educational setting is to develop <text:span text:style-name="T1">coding and computing skills</text:span>. There are extensive studies on <text:span text:style-name="T1">game making to learn other subjects</text:span> common subjects include maths, biology and chemistry but diverse examples exist. Game making can also develop social skills, self reflection, cultural awareness and a range of technical abilities that allow participation in information society. Finally because, game making involves a systems based understanding of the world, and as games are themselves interactive systems, they are a powerful vehicle for exploring a complex problems involving race, sex, social issues <text:reference-mark-start text:name="ZOTERO_ITEM CSL_CITATION {&quot;schema&quot;:&quot;https://github.com/citation-style-language/schema/raw/master/csl-citation.json&quot;,&quot;properties&quot;:{&quot;noteIndex&quot;:0,&quot;formattedCitation&quot;:&quot;[@tekinbas_quest_2010]&quot;},&quot;citationID&quot;:&quot;pagduekd&quot;,&quot;citationItems&quot;:[{&quot;id&quot;:2530,&quot;uris&quot;:[&quot;http://zotero.org/users/1913249/items/3AQZ3WDH&quot;],&quot;prefix&quot;:&quot;&quot;,&quot;itemData&quot;:{&quot;id&quot;:&quot;tekinbas_quest_2010&quot;,&quot;title&quot;:&quot;Quest to Learn: Developing the School for Digital Kids&quot;,&quot;issued&quot;:{&quot;date-parts&quot;:[[2010,10,29]]},&quot;event-place&quot;:&quot;Cambridge, Mass&quot;,&quot;number-of-pages&quot;:&quot;164&quot;,&quot;type&quot;:&quot;book&quot;,&quot;citation-key&quot;:&quot;tekinbas_quest_2010&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source&quot;:&quot;Amazon&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ISBN&quot;:&quot;978-0-262-51565-8&quot;,&quot;publisher&quot;:&quot;The MIT Press&quot;,&quot;language&quot;:&quot;English&quot;,&quot;publisher-place&quot;:&quot;Cambridge, Mass&quot;,&quot;title-short&quot;:&quot;Quest to Learn&quot;},&quot;uri&quot;:[&quot;http://zotero.org/users/1913249/items/3AQZ3WDH&quot;],&quot;suffix&quot;:&quot;&quot;}]} RNDczfnvphqnm"/>&lt;Do Zotero Refresh: [@tekinbas_quest_2010]&gt;<text:reference-mark-end text:name="ZOTERO_ITEM CSL_CITATION {&quot;schema&quot;:&quot;https://github.com/citation-style-language/schema/raw/master/csl-citation.json&quot;,&quot;properties&quot;:{&quot;noteIndex&quot;:0,&quot;formattedCitation&quot;:&quot;[@tekinbas_quest_2010]&quot;},&quot;citationID&quot;:&quot;pagduekd&quot;,&quot;citationItems&quot;:[{&quot;id&quot;:2530,&quot;uris&quot;:[&quot;http://zotero.org/users/1913249/items/3AQZ3WDH&quot;],&quot;prefix&quot;:&quot;&quot;,&quot;itemData&quot;:{&quot;id&quot;:&quot;tekinbas_quest_2010&quot;,&quot;title&quot;:&quot;Quest to Learn: Developing the School for Digital Kids&quot;,&quot;issued&quot;:{&quot;date-parts&quot;:[[2010,10,29]]},&quot;event-place&quot;:&quot;Cambridge, Mass&quot;,&quot;number-of-pages&quot;:&quot;164&quot;,&quot;type&quot;:&quot;book&quot;,&quot;citation-key&quot;:&quot;tekinbas_quest_2010&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source&quot;:&quot;Amazon&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ISBN&quot;:&quot;978-0-262-51565-8&quot;,&quot;publisher&quot;:&quot;The MIT Press&quot;,&quot;language&quot;:&quot;English&quot;,&quot;publisher-place&quot;:&quot;Cambridge, Mass&quot;,&quot;title-short&quot;:&quot;Quest to Learn&quot;},&quot;uri&quot;:[&quot;http://zotero.org/users/1913249/items/3AQZ3WDH&quot;],&quot;suffix&quot;:&quot;&quot;}]} RNDczfnvphqnm"/>.</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schema&quot;:&quot;https://github.com/citation-style-language/schema/raw/master/csl-citation.json&quot;,&quot;properties&quot;:{&quot;noteIndex&quot;:0,&quot;formattedCitation&quot;:&quot;[@boyle_retro-futurism_2017]&quot;},&quot;citationID&quot;:&quot;zhunukxh&quot;,&quot;citationItems&quot;:[{&quot;id&quot;:8438,&quot;uris&quot;:[&quot;http://zotero.org/users/1913249/items/L4NGL5KB&quot;],&quot;prefix&quot;:&quot;&quot;,&quot;itemData&quot;:{&quot;id&quot;:&quot;boyle_retro-futurism_2017&quot;,&quot;title&quot;:&quot;The retro-futurism of cuteness&quot;,&quot;issued&quot;:{&quot;date-parts&quot;:[[2017]]},&quot;event-place&quot;:&quot;Santa Barbara, CA&quot;,&quot;number-of-pages&quot;:&quot;1&quot;,&quot;type&quot;:&quot;book&quot;,&quot;source&quot;:&quot;Library of Congress ISBN&quot;,&quot;edition&quot;:&quot;1st edition&quot;,&quot;author&quot;:[{&quot;given&quot;:&quot;Jen&quot;,&quot;family&quot;:&quot;Boyle&quot;}],&quot;language&quot;:&quot;en&quot;,&quot;publisher&quot;:&quot;Punctum Books&quot;,&quot;publisher-place&quot;:&quot;Santa Barbara, CA&quot;,&quot;citation-key&quot;:&quot;boyle_retro-futurism_2017&quot;},&quot;uri&quot;:[&quot;http://zotero.org/users/1913249/items/L4NGL5KB&quot;],&quot;suffix&quot;:&quot;&quot;}]} RNDjvxbyncerx"/>&lt;Do Zotero Refresh: [@boyle_retro-futurism_2017]&gt;<text:reference-mark-end text:name="ZOTERO_ITEM CSL_CITATION {&quot;schema&quot;:&quot;https://github.com/citation-style-language/schema/raw/master/csl-citation.json&quot;,&quot;properties&quot;:{&quot;noteIndex&quot;:0,&quot;formattedCitation&quot;:&quot;[@boyle_retro-futurism_2017]&quot;},&quot;citationID&quot;:&quot;zhunukxh&quot;,&quot;citationItems&quot;:[{&quot;id&quot;:8438,&quot;uris&quot;:[&quot;http://zotero.org/users/1913249/items/L4NGL5KB&quot;],&quot;prefix&quot;:&quot;&quot;,&quot;itemData&quot;:{&quot;id&quot;:&quot;boyle_retro-futurism_2017&quot;,&quot;title&quot;:&quot;The retro-futurism of cuteness&quot;,&quot;issued&quot;:{&quot;date-parts&quot;:[[2017]]},&quot;event-place&quot;:&quot;Santa Barbara, CA&quot;,&quot;number-of-pages&quot;:&quot;1&quot;,&quot;type&quot;:&quot;book&quot;,&quot;source&quot;:&quot;Library of Congress ISBN&quot;,&quot;edition&quot;:&quot;1st edition&quot;,&quot;author&quot;:[{&quot;given&quot;:&quot;Jen&quot;,&quot;family&quot;:&quot;Boyle&quot;}],&quot;language&quot;:&quot;en&quot;,&quot;publisher&quot;:&quot;Punctum Books&quot;,&quot;publisher-place&quot;:&quot;Santa Barbara, CA&quot;,&quot;citation-key&quot;:&quot;boyle_retro-futurism_2017&quot;},&quot;uri&quot;:[&quot;http://zotero.org/users/1913249/items/L4NGL5KB&quot;],&quot;suffix&quot;:&quot;&quot;}]} RNDjvxbyncerx"/>. The sustained popularity of retro games together with easy to use game making tools and code frameworks provides an entry point for game players into game making cultures which is reflected in the success of amateur games publishing websites like itch.io <text:reference-mark-start text:name="ZOTERO_ITEM CSL_CITATION {&quot;schema&quot;:&quot;https://github.com/citation-style-language/schema/raw/master/csl-citation.json&quot;,&quot;properties&quot;:{&quot;noteIndex&quot;:0,&quot;formattedCitation&quot;:&quot;[@garda_nostalgia_2013]&quot;},&quot;citationID&quot;:&quot;jbalbgzx&quot;,&quot;citationItems&quot;:[{&quot;id&quot;:8404,&quot;uris&quot;:[&quot;http://zotero.org/users/1913249/items/5HLGSCTV&quot;],&quot;prefix&quot;:&quot;&quot;,&quot;itemData&quot;:{&quot;id&quot;:&quot;garda_nostalgia_2013&quot;,&quot;issued&quot;:{&quot;date-parts&quot;:[[2013]]},&quot;title&quot;:&quot;Nostalgia in Retro Game Design.&quot;,&quot;author&quot;:[{&quot;given&quot;:&quot;Maria B&quot;,&quot;family&quot;:&quot;Garda&quot;}],&quot;citation-key&quot;:&quot;garda_nostalgia_2013&quot;,&quot;publisher&quot;:&quot;Citeseer&quot;,&quot;type&quot;:&quot;paper-conference&quot;,&quot;container-title&quot;:&quot;DiGRA Conference&quot;},&quot;uri&quot;:[&quot;http://zotero.org/users/1913249/items/5HLGSCTV&quot;],&quot;suffix&quot;:&quot;&quot;}]} RNDwgojtnrnbl"/>&lt;Do Zotero Refresh: [@garda_nostalgia_2013]&gt;<text:reference-mark-end text:name="ZOTERO_ITEM CSL_CITATION {&quot;schema&quot;:&quot;https://github.com/citation-style-language/schema/raw/master/csl-citation.json&quot;,&quot;properties&quot;:{&quot;noteIndex&quot;:0,&quot;formattedCitation&quot;:&quot;[@garda_nostalgia_2013]&quot;},&quot;citationID&quot;:&quot;jbalbgzx&quot;,&quot;citationItems&quot;:[{&quot;id&quot;:8404,&quot;uris&quot;:[&quot;http://zotero.org/users/1913249/items/5HLGSCTV&quot;],&quot;prefix&quot;:&quot;&quot;,&quot;itemData&quot;:{&quot;id&quot;:&quot;garda_nostalgia_2013&quot;,&quot;issued&quot;:{&quot;date-parts&quot;:[[2013]]},&quot;title&quot;:&quot;Nostalgia in Retro Game Design.&quot;,&quot;author&quot;:[{&quot;given&quot;:&quot;Maria B&quot;,&quot;family&quot;:&quot;Garda&quot;}],&quot;citation-key&quot;:&quot;garda_nostalgia_2013&quot;,&quot;publisher&quot;:&quot;Citeseer&quot;,&quot;type&quot;:&quot;paper-conference&quot;,&quot;container-title&quot;:&quot;DiGRA Conference&quot;},&quot;uri&quot;:[&quot;http://zotero.org/users/1913249/items/5HLGSCTV&quot;],&quot;suffix&quot;:&quot;&quot;}]} RNDwgojtnrnbl"/>.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schema&quot;:&quot;https://github.com/citation-style-language/schema/raw/master/csl-citation.json&quot;,&quot;properties&quot;:{&quot;noteIndex&quot;:0,&quot;formattedCitation&quot;:&quot;[@livingstone_next_2011]&quot;},&quot;citationID&quot;:&quot;yyshtqjr&quot;,&quot;citationItems&quot;:[{&quot;id&quot;:3303,&quot;uris&quot;:[&quot;http://zotero.org/users/1913249/items/VBXU3WDU&quot;],&quot;prefix&quot;:&quot;&quot;,&quot;itemData&quot;:{&quot;id&quot;:&quot;livingstone_next_2011&quot;,&quot;title&quot;:&quot;Next Gen: Transforming the UK into the world’s leading talent hub for the video games and visual effects industries&quot;,&quot;author&quot;:[{&quot;given&quot;:&quot;Ian&quot;,&quot;family&quot;:&quot;Livingstone&quot;},{&quot;given&quot;:&quot;Alex&quot;,&quot;family&quot;:&quot;Hope&quot;}],&quot;citation-key&quot;:&quot;livingstone_next_2011&quot;,&quot;issued&quot;:{&quot;date-parts&quot;:[[2011]]},&quot;type&quot;:&quot;article-journal&quot;,&quot;container-title&quot;:&quot;National Endowment for Science, Technology and the Arts (NESTA), London, UK&quot;},&quot;uri&quot;:[&quot;http://zotero.org/users/1913249/items/VBXU3WDU&quot;],&quot;suffix&quot;:&quot;&quot;}]} RNDelwvifxjry"/>&lt;Do Zotero Refresh: [@livingstone_next_2011]&gt;<text:reference-mark-end text:name="ZOTERO_ITEM CSL_CITATION {&quot;schema&quot;:&quot;https://github.com/citation-style-language/schema/raw/master/csl-citation.json&quot;,&quot;properties&quot;:{&quot;noteIndex&quot;:0,&quot;formattedCitation&quot;:&quot;[@livingstone_next_2011]&quot;},&quot;citationID&quot;:&quot;yyshtqjr&quot;,&quot;citationItems&quot;:[{&quot;id&quot;:3303,&quot;uris&quot;:[&quot;http://zotero.org/users/1913249/items/VBXU3WDU&quot;],&quot;prefix&quot;:&quot;&quot;,&quot;itemData&quot;:{&quot;id&quot;:&quot;livingstone_next_2011&quot;,&quot;title&quot;:&quot;Next Gen: Transforming the UK into the world’s leading talent hub for the video games and visual effects industries&quot;,&quot;author&quot;:[{&quot;given&quot;:&quot;Ian&quot;,&quot;family&quot;:&quot;Livingstone&quot;},{&quot;given&quot;:&quot;Alex&quot;,&quot;family&quot;:&quot;Hope&quot;}],&quot;citation-key&quot;:&quot;livingstone_next_2011&quot;,&quot;issued&quot;:{&quot;date-parts&quot;:[[2011]]},&quot;type&quot;:&quot;article-journal&quot;,&quot;container-title&quot;:&quot;National Endowment for Science, Technology and the Arts (NESTA), London, UK&quot;},&quot;uri&quot;:[&quot;http://zotero.org/users/1913249/items/VBXU3WDU&quot;],&quot;suffix&quot;:&quot;&quot;}]} RNDelwvifxjry"/>. The top recommendations were to include computer science in core curriculum, introduce a new Computing GCSE exam, offer bursaries for computing teachers and to implement well-supported use of games and visual animation in the school curriculum as a way to attract more young people to the subject. The After the Reboot report <text:reference-mark-start text:name="ZOTERO_ITEM CSL_CITATION {&quot;schema&quot;:&quot;https://github.com/citation-style-language/schema/raw/master/csl-citation.json&quot;,&quot;properties&quot;:{&quot;noteIndex&quot;:0,&quot;formattedCitation&quot;:&quot;[@waite_pedagogy_2017]&quot;},&quot;citationID&quot;:&quot;prwlykvr&quot;,&quot;citationItems&quot;:[{&quot;id&quot;:2881,&quot;uris&quot;:[&quot;http://zotero.org/users/1913249/items/R4M4KKC8&quot;],&quot;prefix&quot;:&quot;&quot;,&quot;itemData&quot;:{&quot;id&quot;:&quot;waite_pedagogy_2017&quot;,&quot;title&quot;:&quot;Pedagogy in teaching Computer Science in schools: A Literature Review&quot;,&quot;issued&quot;:{&quot;date-parts&quot;:[[2017]]},&quot;citation-key&quot;:&quot;waite_pedagogy_2017&quot;,&quot;page&quot;:&quot;90&quot;,&quot;source&quot;:&quot;Zotero&quot;,&quot;language&quot;:&quot;en&quot;,&quot;publisher&quot;:&quot;Royal Society&quot;,&quot;type&quot;:&quot;report&quot;,&quot;author&quot;:[{&quot;given&quot;:&quot;Jane&quot;,&quot;family&quot;:&quot;Waite&quot;}]},&quot;uri&quot;:[&quot;http://zotero.org/users/1913249/items/R4M4KKC8&quot;],&quot;suffix&quot;:&quot;&quot;}]} RNDxmfyxdwqlq"/>&lt;Do Zotero Refresh: [@waite_pedagogy_2017]&gt;<text:reference-mark-end text:name="ZOTERO_ITEM CSL_CITATION {&quot;schema&quot;:&quot;https://github.com/citation-style-language/schema/raw/master/csl-citation.json&quot;,&quot;properties&quot;:{&quot;noteIndex&quot;:0,&quot;formattedCitation&quot;:&quot;[@waite_pedagogy_2017]&quot;},&quot;citationID&quot;:&quot;prwlykvr&quot;,&quot;citationItems&quot;:[{&quot;id&quot;:2881,&quot;uris&quot;:[&quot;http://zotero.org/users/1913249/items/R4M4KKC8&quot;],&quot;prefix&quot;:&quot;&quot;,&quot;itemData&quot;:{&quot;id&quot;:&quot;waite_pedagogy_2017&quot;,&quot;title&quot;:&quot;Pedagogy in teaching Computer Science in schools: A Literature Review&quot;,&quot;issued&quot;:{&quot;date-parts&quot;:[[2017]]},&quot;citation-key&quot;:&quot;waite_pedagogy_2017&quot;,&quot;page&quot;:&quot;90&quot;,&quot;source&quot;:&quot;Zotero&quot;,&quot;language&quot;:&quot;en&quot;,&quot;publisher&quot;:&quot;Royal Society&quot;,&quot;type&quot;:&quot;report&quot;,&quot;author&quot;:[{&quot;given&quot;:&quot;Jane&quot;,&quot;family&quot;:&quot;Waite&quot;}]},&quot;uri&quot;:[&quot;http://zotero.org/users/1913249/items/R4M4KKC8&quot;],&quot;suffix&quot;:&quot;&quot;}]} RNDxmfyxdwqlq"/>,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 learner choice in projects increases motivation - authentic and shareable project outcomes encourage peer feedback and reflection - iterative projects work supports a student mastery - challenging goals and guidance in goal setting encourages self-regulation in learners</text:p>
      <text:p text:style-name="Text_20_body">A key grassroots group addressing issues of inclusion in UK computing is Computing at School (CAS) Include which is a working group of teachers and researchers in the field.<text:note text:id="ftn0" text:note-class="footnote"><text:note-citation>1</text:note-citation><text:note-body><text:p text:style-name="Footnote">https://gamesforchange.org/studentchallenge/g4c-resources-hub/</text:p></text:note-body></text:note> The CAS Include website include resources created by the network and they hold regular in-person and online events. They promote an inclusive approach to programming by creating projects and using examples which are “real world and culturally relevant.”<text:note text:id="ftn1"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schema&quot;:&quot;https://github.com/citation-style-language/schema/raw/master/csl-citation.json&quot;,&quot;properties&quot;:{&quot;noteIndex&quot;:0,&quot;formattedCitation&quot;:&quot;[@kafai_diversifying_2017; @kafai_beyond_2014]&quot;},&quot;citationID&quot;:&quot;huhlfeho&quot;,&quot;citationItems&quot;:[{&quot;id&quot;:2617,&quot;uris&quot;:[&quot;http://zotero.org/users/1913249/items/BB9XR78K&quot;],&quot;prefix&quot;:&quot;&quot;,&quot;itemData&quot;:{&quot;id&quot;:&quot;kafai_diversifying_2017&quot;,&quot;title&quot;:&quot;Diversifying Barbie and Mortal Kombat: Intersectional Perspectives and Inclusive Designs in Gaming&quot;,&quot;issued&quot;:{&quot;date-parts&quot;:[[2017,3,21]]},&quot;citation-key&quot;:&quot;kafai_diversifying_2017&quot;,&quot;number-of-pages&quot;:&quot;320&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source&quot;:&quot;Google Books&quot;,&quot;language&quot;:&quot;en&quot;,&quot;ISBN&quot;:&quot;978-1-365-83026-6&quot;,&quot;author&quot;:[{&quot;given&quot;:&quot;Y&quot;,&quot;family&quot;:&quot;Kafai&quot;},{&quot;given&quot;:&quot;Gabriela T.&quot;,&quot;family&quot;:&quot;Richard&quot;},{&quot;given&quot;:&quot;Brendesha M.&quot;,&quot;family&quot;:&quot;Tynes&quot;}],&quot;publisher&quot;:&quot;Lulu.com&quot;,&quot;type&quot;:&quot;book&quot;,&quot;title-short&quot;:&quot;Diversifying Barbie and Mortal Kombat&quot;},&quot;uri&quot;:[&quot;http://zotero.org/users/1913249/items/BB9XR78K&quot;],&quot;suffix&quot;:&quot;&quot;},{&quot;id&quot;:2616,&quot;uris&quot;:[&quot;http://zotero.org/users/1913249/items/XCATBQNK&quot;],&quot;prefix&quot;:&quot;&quot;,&quot;itemData&quot;:{&quot;title&quot;:&quot;Beyond Game Design for Broadening Participation: Building New Clubhouses of Computing for Girls&quot;,&quot;collection-title&quot;:&quot;Gender IT '14&quot;,&quot;citation-key&quot;:&quot;kafai_beyond_2014&quot;,&quot;container-title&quot;:&quot;Proceedings of Gender and IT Appropriation. Science and Practice on Dialogue - Forum for Interdisciplinary Exchange&quot;,&quot;page&quot;:&quot;21:21–21:28&quot;,&quot;source&quot;:&quot;ACM Digital Library&quot;,&quot;author&quot;:[{&quot;given&quot;:&quot;Yasmin&quot;,&quot;family&quot;:&quot;Kafai&quot;},{&quot;given&quot;:&quot;Quinn&quot;,&quot;family&quot;:&quot;Burke&quot;}],&quot;accessed&quot;:{&quot;date-parts&quot;:[[2018,7,18]]},&quot;publisher-place&quot;:&quot;Siegen, Germany, Germany&quot;,&quot;id&quot;:&quot;kafai_beyond_2014&quot;,&quot;issued&quot;:{&quot;date-parts&quot;:[[2014]]},&quot;event-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SBN&quot;:&quot;978-1-4503-2105-1&quot;,&quot;URL&quot;:&quot;http://dl.acm.org/citation.cfm?id=2670296.2670301&quot;,&quot;publisher&quot;:&quot;European Society for Socially Embedded Technologies&quot;,&quot;type&quot;:&quot;paper-conference&quot;,&quot;title-short&quot;:&quot;Beyond Game Design for Broadening Participation&quot;},&quot;uri&quot;:[&quot;http://zotero.org/users/1913249/items/XCATBQNK&quot;],&quot;suffix&quot;:&quot;&quot;}]} RNDkexcdmtzyr"/>&lt;Do Zotero Refresh: [@kafai_diversifying_2017; @kafai_beyond_2014]&gt;<text:reference-mark-end text:name="ZOTERO_ITEM CSL_CITATION {&quot;schema&quot;:&quot;https://github.com/citation-style-language/schema/raw/master/csl-citation.json&quot;,&quot;properties&quot;:{&quot;noteIndex&quot;:0,&quot;formattedCitation&quot;:&quot;[@kafai_diversifying_2017; @kafai_beyond_2014]&quot;},&quot;citationID&quot;:&quot;huhlfeho&quot;,&quot;citationItems&quot;:[{&quot;id&quot;:2617,&quot;uris&quot;:[&quot;http://zotero.org/users/1913249/items/BB9XR78K&quot;],&quot;prefix&quot;:&quot;&quot;,&quot;itemData&quot;:{&quot;id&quot;:&quot;kafai_diversifying_2017&quot;,&quot;title&quot;:&quot;Diversifying Barbie and Mortal Kombat: Intersectional Perspectives and Inclusive Designs in Gaming&quot;,&quot;issued&quot;:{&quot;date-parts&quot;:[[2017,3,21]]},&quot;citation-key&quot;:&quot;kafai_diversifying_2017&quot;,&quot;number-of-pages&quot;:&quot;320&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source&quot;:&quot;Google Books&quot;,&quot;language&quot;:&quot;en&quot;,&quot;ISBN&quot;:&quot;978-1-365-83026-6&quot;,&quot;author&quot;:[{&quot;given&quot;:&quot;Y&quot;,&quot;family&quot;:&quot;Kafai&quot;},{&quot;given&quot;:&quot;Gabriela T.&quot;,&quot;family&quot;:&quot;Richard&quot;},{&quot;given&quot;:&quot;Brendesha M.&quot;,&quot;family&quot;:&quot;Tynes&quot;}],&quot;publisher&quot;:&quot;Lulu.com&quot;,&quot;type&quot;:&quot;book&quot;,&quot;title-short&quot;:&quot;Diversifying Barbie and Mortal Kombat&quot;},&quot;uri&quot;:[&quot;http://zotero.org/users/1913249/items/BB9XR78K&quot;],&quot;suffix&quot;:&quot;&quot;},{&quot;id&quot;:2616,&quot;uris&quot;:[&quot;http://zotero.org/users/1913249/items/XCATBQNK&quot;],&quot;prefix&quot;:&quot;&quot;,&quot;itemData&quot;:{&quot;title&quot;:&quot;Beyond Game Design for Broadening Participation: Building New Clubhouses of Computing for Girls&quot;,&quot;collection-title&quot;:&quot;Gender IT '14&quot;,&quot;citation-key&quot;:&quot;kafai_beyond_2014&quot;,&quot;container-title&quot;:&quot;Proceedings of Gender and IT Appropriation. Science and Practice on Dialogue - Forum for Interdisciplinary Exchange&quot;,&quot;page&quot;:&quot;21:21–21:28&quot;,&quot;source&quot;:&quot;ACM Digital Library&quot;,&quot;author&quot;:[{&quot;given&quot;:&quot;Yasmin&quot;,&quot;family&quot;:&quot;Kafai&quot;},{&quot;given&quot;:&quot;Quinn&quot;,&quot;family&quot;:&quot;Burke&quot;}],&quot;accessed&quot;:{&quot;date-parts&quot;:[[2018,7,18]]},&quot;publisher-place&quot;:&quot;Siegen, Germany, Germany&quot;,&quot;id&quot;:&quot;kafai_beyond_2014&quot;,&quot;issued&quot;:{&quot;date-parts&quot;:[[2014]]},&quot;event-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SBN&quot;:&quot;978-1-4503-2105-1&quot;,&quot;URL&quot;:&quot;http://dl.acm.org/citation.cfm?id=2670296.2670301&quot;,&quot;publisher&quot;:&quot;European Society for Socially Embedded Technologies&quot;,&quot;type&quot;:&quot;paper-conference&quot;,&quot;title-short&quot;:&quot;Beyond Game Design for Broadening Participation&quot;},&quot;uri&quot;:[&quot;http://zotero.org/users/1913249/items/XCATBQNK&quot;],&quot;suffix&quot;:&quot;&quot;}]} RNDkexcdmtzyr"/>. If students feel excluded from school cultures then making bridges to home cultures is vital. One way to make those connections to home cultures is to allow for more choice of what can be incorporated into computing projects. The benefits of game making as a form of PBL also align with a teaching framework focused on inclusion called Universal Design for Learning (UDL)<text:reference-mark-start text:name="ZOTERO_ITEM CSL_CITATION {&quot;schema&quot;:&quot;https://github.com/citation-style-language/schema/raw/master/csl-citation.json&quot;,&quot;properties&quot;:{&quot;noteIndex&quot;:0,&quot;formattedCitation&quot;:&quot;[@basham_understanding_2013]&quot;},&quot;citationID&quot;:&quot;jtjhgpgd&quot;,&quot;citationItems&quot;:[{&quot;id&quot;:8440,&quot;uris&quot;:[&quot;http://zotero.org/users/1913249/items/ZEEIICT3&quot;],&quot;prefix&quot;:&quot;&quot;,&quot;itemData&quot;:{&quot;title&quot;:&quot;Understanding STEM Education and Supporting Students through Universal Design for Learning&quot;,&quot;URL&quot;:&quot;http://journals.sagepub.com/doi/10.1177/004005991304500401&quot;,&quot;citation-key&quot;:&quot;basham_understanding_2013&quot;,&quot;container-title&quot;:&quot;TEACHING Exceptional Children&quot;,&quot;page&quot;:&quot;8-15&quot;,&quot;source&quot;:&quot;DOI.org (Crossref)&quot;,&quot;author&quot;:[{&quot;given&quot;:&quot;James D.&quot;,&quot;family&quot;:&quot;Basham&quot;},{&quot;given&quot;:&quot;Matthew T.&quot;,&quot;family&quot;:&quot;Marino&quot;}],&quot;accessed&quot;:{&quot;date-parts&quot;:[[2022,3,31]]},&quot;DOI&quot;:&quot;10.1177/004005991304500401&quot;,&quot;id&quot;:&quot;basham_understanding_2013&quot;,&quot;container-title-short&quot;:&quot;TEACHING Exceptional Children&quot;,&quot;issued&quot;:{&quot;date-parts&quot;:[[2013,3]]},&quot;language&quot;:&quot;en&quot;,&quot;volume&quot;:&quot;45&quot;,&quot;ISSN&quot;:&quot;0040-0599, 2163-5684&quot;,&quot;type&quot;:&quot;article-journal&quot;,&quot;issue&quot;:&quot;4&quot;},&quot;uri&quot;:[&quot;http://zotero.org/users/1913249/items/ZEEIICT3&quot;],&quot;suffix&quot;:&quot;&quot;}]} RNDtduetbybne"/>&lt;Do Zotero Refresh: [@basham_understanding_2013]&gt;<text:reference-mark-end text:name="ZOTERO_ITEM CSL_CITATION {&quot;schema&quot;:&quot;https://github.com/citation-style-language/schema/raw/master/csl-citation.json&quot;,&quot;properties&quot;:{&quot;noteIndex&quot;:0,&quot;formattedCitation&quot;:&quot;[@basham_understanding_2013]&quot;},&quot;citationID&quot;:&quot;jtjhgpgd&quot;,&quot;citationItems&quot;:[{&quot;id&quot;:8440,&quot;uris&quot;:[&quot;http://zotero.org/users/1913249/items/ZEEIICT3&quot;],&quot;prefix&quot;:&quot;&quot;,&quot;itemData&quot;:{&quot;title&quot;:&quot;Understanding STEM Education and Supporting Students through Universal Design for Learning&quot;,&quot;URL&quot;:&quot;http://journals.sagepub.com/doi/10.1177/004005991304500401&quot;,&quot;citation-key&quot;:&quot;basham_understanding_2013&quot;,&quot;container-title&quot;:&quot;TEACHING Exceptional Children&quot;,&quot;page&quot;:&quot;8-15&quot;,&quot;source&quot;:&quot;DOI.org (Crossref)&quot;,&quot;author&quot;:[{&quot;given&quot;:&quot;James D.&quot;,&quot;family&quot;:&quot;Basham&quot;},{&quot;given&quot;:&quot;Matthew T.&quot;,&quot;family&quot;:&quot;Marino&quot;}],&quot;accessed&quot;:{&quot;date-parts&quot;:[[2022,3,31]]},&quot;DOI&quot;:&quot;10.1177/004005991304500401&quot;,&quot;id&quot;:&quot;basham_understanding_2013&quot;,&quot;container-title-short&quot;:&quot;TEACHING Exceptional Children&quot;,&quot;issued&quot;:{&quot;date-parts&quot;:[[2013,3]]},&quot;language&quot;:&quot;en&quot;,&quot;volume&quot;:&quot;45&quot;,&quot;ISSN&quot;:&quot;0040-0599, 2163-5684&quot;,&quot;type&quot;:&quot;article-journal&quot;,&quot;issue&quot;:&quot;4&quot;},&quot;uri&quot;:[&quot;http://zotero.org/users/1913249/items/ZEEIICT3&quot;],&quot;suffix&quot;:&quot;&quot;}]} RNDtduetbybne"/>.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ext:span text:style-name="T2">Family Game Experience as an inclusive Fund of Knowledge:</text:span> The concept of Funds of Knowledge emerged from research within U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schema&quot;:&quot;https://github.com/citation-style-language/schema/raw/master/csl-citation.json&quot;,&quot;properties&quot;:{&quot;noteIndex&quot;:0,&quot;formattedCitation&quot;:&quot;[@moll_funds_1992]&quot;},&quot;citationID&quot;:&quot;gutrzqtc&quot;,&quot;citationItems&quot;:[{&quot;id&quot;:3383,&quot;uris&quot;:[&quot;http://zotero.org/users/1913249/items/EXBRQZWW&quot;],&quot;prefix&quot;:&quot;&quot;,&quot;itemData&quot;:{&quot;id&quot;:&quot;moll_funds_1992&quot;,&quot;title&quot;:&quot;Funds of Knowledge for Teaching: Using a Qualitative Approach to Connect Homes and Classrooms&quot;,&quot;issue&quot;:&quot;2,&quot;,&quot;citation-key&quot;:&quot;moll_funds_1992&quot;,&quot;container-title&quot;:&quot;Theory into Practice&quot;,&quot;page&quot;:&quot;132-141&quot;,&quot;source&quot;:&quot;Zotero&quot;,&quot;volume&quot;:&quot;31&quot;,&quot;author&quot;:[{&quot;given&quot;:&quot;Luis C.&quot;,&quot;family&quot;:&quot;Moll&quot;},{&quot;given&quot;:&quot;Cathy&quot;,&quot;family&quot;:&quot;Amanti&quot;},{&quot;given&quot;:&quot;Deborah&quot;,&quot;family&quot;:&quot;Neff&quot;},{&quot;given&quot;:&quot;Norma&quot;,&quot;family&quot;:&quot;Gonzalez&quot;}],&quot;URL&quot;:&quot;http://www.jstor.org/stable/1476399&quot;,&quot;language&quot;:&quot;en&quot;,&quot;type&quot;:&quot;article-journal&quot;,&quot;issued&quot;:{&quot;date-parts&quot;:[[1992]]}},&quot;uri&quot;:[&quot;http://zotero.org/users/1913249/items/EXBRQZWW&quot;],&quot;suffix&quot;:&quot;&quot;}]} RNDdncbflvotb"/>&lt;Do Zotero Refresh: [@moll_funds_1992]&gt;<text:reference-mark-end text:name="ZOTERO_ITEM CSL_CITATION {&quot;schema&quot;:&quot;https://github.com/citation-style-language/schema/raw/master/csl-citation.json&quot;,&quot;properties&quot;:{&quot;noteIndex&quot;:0,&quot;formattedCitation&quot;:&quot;[@moll_funds_1992]&quot;},&quot;citationID&quot;:&quot;gutrzqtc&quot;,&quot;citationItems&quot;:[{&quot;id&quot;:3383,&quot;uris&quot;:[&quot;http://zotero.org/users/1913249/items/EXBRQZWW&quot;],&quot;prefix&quot;:&quot;&quot;,&quot;itemData&quot;:{&quot;id&quot;:&quot;moll_funds_1992&quot;,&quot;title&quot;:&quot;Funds of Knowledge for Teaching: Using a Qualitative Approach to Connect Homes and Classrooms&quot;,&quot;issue&quot;:&quot;2,&quot;,&quot;citation-key&quot;:&quot;moll_funds_1992&quot;,&quot;container-title&quot;:&quot;Theory into Practice&quot;,&quot;page&quot;:&quot;132-141&quot;,&quot;source&quot;:&quot;Zotero&quot;,&quot;volume&quot;:&quot;31&quot;,&quot;author&quot;:[{&quot;given&quot;:&quot;Luis C.&quot;,&quot;family&quot;:&quot;Moll&quot;},{&quot;given&quot;:&quot;Cathy&quot;,&quot;family&quot;:&quot;Amanti&quot;},{&quot;given&quot;:&quot;Deborah&quot;,&quot;family&quot;:&quot;Neff&quot;},{&quot;given&quot;:&quot;Norma&quot;,&quot;family&quot;:&quot;Gonzalez&quot;}],&quot;URL&quot;:&quot;http://www.jstor.org/stable/1476399&quot;,&quot;language&quot;:&quot;en&quot;,&quot;type&quot;:&quot;article-journal&quot;,&quot;issued&quot;:{&quot;date-parts&quot;:[[1992]]}},&quot;uri&quot;:[&quot;http://zotero.org/users/1913249/items/EXBRQZWW&quot;],&quot;suffix&quot;:&quot;&quot;}]} RNDdncbflvotb"/>. Research by the UK National Literacy Trust <text:reference-mark-start text:name="ZOTERO_ITEM CSL_CITATION {&quot;schema&quot;:&quot;https://github.com/citation-style-language/schema/raw/master/csl-citation.json&quot;,&quot;properties&quot;:{&quot;noteIndex&quot;:0,&quot;formattedCitation&quot;:&quot;[-@picton_video_2020]&quot;},&quot;citationID&quot;:&quot;ezfxdzbw&quot;,&quot;citationItems&quot;:[{&quot;id&quot;:8142,&quot;uris&quot;:[&quot;http://zotero.org/users/1913249/items/T96LXVV8&quot;],&quot;prefix&quot;:&quot;&quot;,&quot;suppress-author&quot;:true,&quot;itemData&quot;:{&quot;id&quot;:&quot;picton_video_2020&quot;,&quot;title&quot;:&quot;Video game playing and literacy: a survey of young people aged 11 to 16&quot;,&quot;issued&quot;:{&quot;date-parts&quot;:[[2020]]},&quot;citation-key&quot;:&quot;picton_video_2020&quot;,&quot;page&quot;:&quot;31&quot;,&quot;source&quot;:&quot;Zotero&quot;,&quot;language&quot;:&quot;en&quot;,&quot;publisher&quot;:&quot;National Literacy Trust&quot;,&quot;type&quot;:&quot;report&quot;,&quot;author&quot;:[{&quot;given&quot;:&quot;Irene&quot;,&quot;family&quot;:&quot;Picton&quot;},{&quot;given&quot;:&quot;Christina&quot;,&quot;family&quot;:&quot;Clark&quot;},{&quot;given&quot;:&quot;Tim&quot;,&quot;family&quot;:&quot;Judge&quot;}]},&quot;uri&quot;:[&quot;http://zotero.org/users/1913249/items/T96LXVV8&quot;],&quot;suffix&quot;:&quot;&quot;}]} RNDbaxpeekxvj"/>&lt;Do Zotero Refresh: [-@picton_video_2020]&gt;<text:reference-mark-end text:name="ZOTERO_ITEM CSL_CITATION {&quot;schema&quot;:&quot;https://github.com/citation-style-language/schema/raw/master/csl-citation.json&quot;,&quot;properties&quot;:{&quot;noteIndex&quot;:0,&quot;formattedCitation&quot;:&quot;[-@picton_video_2020]&quot;},&quot;citationID&quot;:&quot;ezfxdzbw&quot;,&quot;citationItems&quot;:[{&quot;id&quot;:8142,&quot;uris&quot;:[&quot;http://zotero.org/users/1913249/items/T96LXVV8&quot;],&quot;prefix&quot;:&quot;&quot;,&quot;suppress-author&quot;:true,&quot;itemData&quot;:{&quot;id&quot;:&quot;picton_video_2020&quot;,&quot;title&quot;:&quot;Video game playing and literacy: a survey of young people aged 11 to 16&quot;,&quot;issued&quot;:{&quot;date-parts&quot;:[[2020]]},&quot;citation-key&quot;:&quot;picton_video_2020&quot;,&quot;page&quot;:&quot;31&quot;,&quot;source&quot;:&quot;Zotero&quot;,&quot;language&quot;:&quot;en&quot;,&quot;publisher&quot;:&quot;National Literacy Trust&quot;,&quot;type&quot;:&quot;report&quot;,&quot;author&quot;:[{&quot;given&quot;:&quot;Irene&quot;,&quot;family&quot;:&quot;Picton&quot;},{&quot;given&quot;:&quot;Christina&quot;,&quot;family&quot;:&quot;Clark&quot;},{&quot;given&quot;:&quot;Tim&quot;,&quot;family&quot;:&quot;Judge&quot;}]},&quot;uri&quot;:[&quot;http://zotero.org/users/1913249/items/T96LXVV8&quot;],&quot;suffix&quot;:&quot;&quot;}]} RNDbaxpeekxvj"/>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schema&quot;:&quot;https://github.com/citation-style-language/schema/raw/master/csl-citation.json&quot;,&quot;properties&quot;:{&quot;noteIndex&quot;:0,&quot;formattedCitation&quot;:&quot;[-@denner_using_2014]&quot;},&quot;citationID&quot;:&quot;oplrcnth&quot;,&quot;citationItems&quot;:[{&quot;id&quot;:2409,&quot;uris&quot;:[&quot;http://zotero.org/users/1913249/items/RUWZA8Q7&quot;],&quot;prefix&quot;:&quot;&quot;,&quot;suppress-author&quot;:true,&quot;itemData&quot;:{&quot;title&quot;:&quot;Using Game Mechanics to Measure What Students Learn from Programming Games&quot;,&quot;URL&quot;:&quot;https://www.igi-global.com/article/using-game-mechanics-to-measure-what-students-learn-from-programming-games/117696&quot;,&quot;citation-key&quot;:&quot;denner_using_2014&quot;,&quot;container-title&quot;:&quot;International Journal of Game-Based Learning (IJGBL)&quot;,&quot;page&quot;:&quot;13-22&quot;,&quot;source&quot;:&quot;www.igi-global.com&quot;,&quot;author&quot;:[{&quot;given&quot;:&quot;Jill&quot;,&quot;family&quot;:&quot;Denner&quot;},{&quot;given&quot;:&quot;Linda&quot;,&quot;family&quot;:&quot;Werner&quot;},{&quot;given&quot;:&quot;Shannon&quot;,&quot;family&quot;:&quot;Campe&quot;},{&quot;given&quot;:&quot;Eloy&quot;,&quot;family&quot;:&quot;Ortiz&quot;}],&quot;accessed&quot;:{&quot;date-parts&quot;:[[2018,4,21]]},&quot;DOI&quot;:&quot;10.4018/ijgbl.2014070102&quot;,&quot;id&quot;:&quot;denner_using_2014&quot;,&quot;container-title-short&quot;:&quot;IJGBL&quot;,&quot;issued&quot;:{&quot;date-parts&quot;:[[2014,7,1]]},&quot;abstract&quot;:&quot;Using Game Mechanics to Measure What Students Learn from Programming Games: 10.4018/ijgbl.2014070102: Despite the growing popularity of teaching children to program games, little is known about the benefits for learning. In this article, the authors propose&quot;,&quot;language&quot;:&quot;en&quot;,&quot;volume&quot;:&quot;4&quot;,&quot;ISSN&quot;:&quot;2155-6849 DOI: 10.4018/ijgbl.2014070102&quot;,&quot;type&quot;:&quot;article-journal&quot;,&quot;issue&quot;:&quot;3&quot;},&quot;uri&quot;:[&quot;http://zotero.org/users/1913249/items/RUWZA8Q7&quot;],&quot;suffix&quot;:&quot;&quot;}]} RNDzpwtqatvyw"/>&lt;Do Zotero Refresh: [-@denner_using_2014]&gt;<text:reference-mark-end text:name="ZOTERO_ITEM CSL_CITATION {&quot;schema&quot;:&quot;https://github.com/citation-style-language/schema/raw/master/csl-citation.json&quot;,&quot;properties&quot;:{&quot;noteIndex&quot;:0,&quot;formattedCitation&quot;:&quot;[-@denner_using_2014]&quot;},&quot;citationID&quot;:&quot;oplrcnth&quot;,&quot;citationItems&quot;:[{&quot;id&quot;:2409,&quot;uris&quot;:[&quot;http://zotero.org/users/1913249/items/RUWZA8Q7&quot;],&quot;prefix&quot;:&quot;&quot;,&quot;suppress-author&quot;:true,&quot;itemData&quot;:{&quot;title&quot;:&quot;Using Game Mechanics to Measure What Students Learn from Programming Games&quot;,&quot;URL&quot;:&quot;https://www.igi-global.com/article/using-game-mechanics-to-measure-what-students-learn-from-programming-games/117696&quot;,&quot;citation-key&quot;:&quot;denner_using_2014&quot;,&quot;container-title&quot;:&quot;International Journal of Game-Based Learning (IJGBL)&quot;,&quot;page&quot;:&quot;13-22&quot;,&quot;source&quot;:&quot;www.igi-global.com&quot;,&quot;author&quot;:[{&quot;given&quot;:&quot;Jill&quot;,&quot;family&quot;:&quot;Denner&quot;},{&quot;given&quot;:&quot;Linda&quot;,&quot;family&quot;:&quot;Werner&quot;},{&quot;given&quot;:&quot;Shannon&quot;,&quot;family&quot;:&quot;Campe&quot;},{&quot;given&quot;:&quot;Eloy&quot;,&quot;family&quot;:&quot;Ortiz&quot;}],&quot;accessed&quot;:{&quot;date-parts&quot;:[[2018,4,21]]},&quot;DOI&quot;:&quot;10.4018/ijgbl.2014070102&quot;,&quot;id&quot;:&quot;denner_using_2014&quot;,&quot;container-title-short&quot;:&quot;IJGBL&quot;,&quot;issued&quot;:{&quot;date-parts&quot;:[[2014,7,1]]},&quot;abstract&quot;:&quot;Using Game Mechanics to Measure What Students Learn from Programming Games: 10.4018/ijgbl.2014070102: Despite the growing popularity of teaching children to program games, little is known about the benefits for learning. In this article, the authors propose&quot;,&quot;language&quot;:&quot;en&quot;,&quot;volume&quot;:&quot;4&quot;,&quot;ISSN&quot;:&quot;2155-6849 DOI: 10.4018/ijgbl.2014070102&quot;,&quot;type&quot;:&quot;article-journal&quot;,&quot;issue&quot;:&quot;3&quot;},&quot;uri&quot;:[&quot;http://zotero.org/users/1913249/items/RUWZA8Q7&quot;],&quot;suffix&quot;:&quot;&quot;}]} RNDzpwtqatvyw"/> found that the use of design patterns and game mechanics when teaching novice coders can increase accessibility for learners due the concrete and relatable approach.</text:p>
      <text:p text:style-name="Text_20_body"><text:span text:style-name="T2">Game Making as an Authentic Activity:</text:span> Another important concept in both project and inclusive approaches to education is to make projects as authentic as possible to increase learner motivation <text:reference-mark-start text:name="ZOTERO_ITEM CSL_CITATION {&quot;schema&quot;:&quot;https://github.com/citation-style-language/schema/raw/master/csl-citation.json&quot;,&quot;properties&quot;:{&quot;noteIndex&quot;:0,&quot;formattedCitation&quot;:&quot;[@barron2008teaching]&quot;},&quot;citationID&quot;:&quot;vztxzrme&quot;,&quot;citationItems&quot;:[{&quot;id&quot;:8318,&quot;uris&quot;:[&quot;http://zotero.org/users/1913249/items/Q7UCZ5U2&quot;],&quot;prefix&quot;:&quot;&quot;,&quot;itemData&quot;:{&quot;id&quot;:&quot;barron2008teaching&quot;,&quot;issued&quot;:{&quot;date-parts&quot;:[[2008]]},&quot;title&quot;:&quot;Teaching for meaningful learning: A review of research on inquiry-based and cooperative learning. Book excerpt.&quot;,&quot;author&quot;:[{&quot;given&quot;:&quot;Brigid&quot;,&quot;family&quot;:&quot;Barron&quot;},{&quot;given&quot;:&quot;Linda&quot;,&quot;family&quot;:&quot;Darling-Hammond&quot;}],&quot;citation-key&quot;:&quot;barron2008teaching&quot;,&quot;publisher&quot;:&quot;ERIC&quot;,&quot;type&quot;:&quot;article-journal&quot;,&quot;container-title&quot;:&quot;George Lucas Educational Foundation&quot;},&quot;uri&quot;:[&quot;http://zotero.org/users/1913249/items/Q7UCZ5U2&quot;],&quot;suffix&quot;:&quot;&quot;}]} RNDvxcqgqfsii"/>&lt;Do Zotero Refresh: [@barron2008teaching]&gt;<text:reference-mark-end text:name="ZOTERO_ITEM CSL_CITATION {&quot;schema&quot;:&quot;https://github.com/citation-style-language/schema/raw/master/csl-citation.json&quot;,&quot;properties&quot;:{&quot;noteIndex&quot;:0,&quot;formattedCitation&quot;:&quot;[@barron2008teaching]&quot;},&quot;citationID&quot;:&quot;vztxzrme&quot;,&quot;citationItems&quot;:[{&quot;id&quot;:8318,&quot;uris&quot;:[&quot;http://zotero.org/users/1913249/items/Q7UCZ5U2&quot;],&quot;prefix&quot;:&quot;&quot;,&quot;itemData&quot;:{&quot;id&quot;:&quot;barron2008teaching&quot;,&quot;issued&quot;:{&quot;date-parts&quot;:[[2008]]},&quot;title&quot;:&quot;Teaching for meaningful learning: A review of research on inquiry-based and cooperative learning. Book excerpt.&quot;,&quot;author&quot;:[{&quot;given&quot;:&quot;Brigid&quot;,&quot;family&quot;:&quot;Barron&quot;},{&quot;given&quot;:&quot;Linda&quot;,&quot;family&quot;:&quot;Darling-Hammond&quot;}],&quot;citation-key&quot;:&quot;barron2008teaching&quot;,&quot;publisher&quot;:&quot;ERIC&quot;,&quot;type&quot;:&quot;article-journal&quot;,&quot;container-title&quot;:&quot;George Lucas Educational Foundation&quot;},&quot;uri&quot;:[&quot;http://zotero.org/users/1913249/items/Q7UCZ5U2&quot;],&quot;suffix&quot;:&quot;&quot;}]} RNDvxcqgqfsii"/>.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pan text:style-name="T2">Coding and Computational Fluency:</text:span> Resnick and Rusk <text:reference-mark-start text:name="ZOTERO_ITEM CSL_CITATION {&quot;schema&quot;:&quot;https://github.com/citation-style-language/schema/raw/master/csl-citation.json&quot;,&quot;properties&quot;:{&quot;noteIndex&quot;:0,&quot;formattedCitation&quot;:&quot;[-@resnick_coding_2020]&quot;},&quot;citationID&quot;:&quot;gbqfqnzh&quot;,&quot;citationItems&quot;:[{&quot;id&quot;:8304,&quot;uris&quot;:[&quot;http://zotero.org/users/1913249/items/VYS48CXK&quot;],&quot;prefix&quot;:&quot;&quot;,&quot;suppress-author&quot;:true,&quot;itemData&quot;:{&quot;title&quot;:&quot;Coding at a crossroads&quot;,&quot;URL&quot;:&quot;https://dl.acm.org/doi/10.1145/3375546&quot;,&quot;citation-key&quot;:&quot;resnick_coding_2020&quot;,&quot;container-title&quot;:&quot;Communications of the ACM&quot;,&quot;page&quot;:&quot;120-127&quot;,&quot;source&quot;:&quot;DOI.org (Crossref)&quot;,&quot;author&quot;:[{&quot;given&quot;:&quot;Mitchel&quot;,&quot;family&quot;:&quot;Resnick&quot;},{&quot;given&quot;:&quot;Natalie&quot;,&quot;family&quot;:&quot;Rusk&quot;}],&quot;accessed&quot;:{&quot;date-parts&quot;:[[2021,12,21]]},&quot;DOI&quot;:&quot;10.1145/3375546&quot;,&quot;id&quot;:&quot;resnick_coding_2020&quot;,&quot;container-title-short&quot;:&quot;Commun. ACM&quot;,&quot;issued&quot;:{&quot;date-parts&quot;:[[2020,10,22]]},&quot;abstract&quot;:&quot;While millions of students worldwide have enjoyed coding experiences over the last decade, the next challenge is spreading educational values and approaches.&quot;,&quot;language&quot;:&quot;en&quot;,&quot;volume&quot;:&quot;63&quot;,&quot;ISSN&quot;:&quot;0001-0782, 1557-7317&quot;,&quot;type&quot;:&quot;article-journal&quot;,&quot;issue&quot;:&quot;11&quot;},&quot;uri&quot;:[&quot;http://zotero.org/users/1913249/items/VYS48CXK&quot;],&quot;suffix&quot;:&quot;&quot;}]} RNDoscmpyliwl"/>&lt;Do Zotero Refresh: [-@resnick_coding_2020]&gt;<text:reference-mark-end text:name="ZOTERO_ITEM CSL_CITATION {&quot;schema&quot;:&quot;https://github.com/citation-style-language/schema/raw/master/csl-citation.json&quot;,&quot;properties&quot;:{&quot;noteIndex&quot;:0,&quot;formattedCitation&quot;:&quot;[-@resnick_coding_2020]&quot;},&quot;citationID&quot;:&quot;gbqfqnzh&quot;,&quot;citationItems&quot;:[{&quot;id&quot;:8304,&quot;uris&quot;:[&quot;http://zotero.org/users/1913249/items/VYS48CXK&quot;],&quot;prefix&quot;:&quot;&quot;,&quot;suppress-author&quot;:true,&quot;itemData&quot;:{&quot;title&quot;:&quot;Coding at a crossroads&quot;,&quot;URL&quot;:&quot;https://dl.acm.org/doi/10.1145/3375546&quot;,&quot;citation-key&quot;:&quot;resnick_coding_2020&quot;,&quot;container-title&quot;:&quot;Communications of the ACM&quot;,&quot;page&quot;:&quot;120-127&quot;,&quot;source&quot;:&quot;DOI.org (Crossref)&quot;,&quot;author&quot;:[{&quot;given&quot;:&quot;Mitchel&quot;,&quot;family&quot;:&quot;Resnick&quot;},{&quot;given&quot;:&quot;Natalie&quot;,&quot;family&quot;:&quot;Rusk&quot;}],&quot;accessed&quot;:{&quot;date-parts&quot;:[[2021,12,21]]},&quot;DOI&quot;:&quot;10.1145/3375546&quot;,&quot;id&quot;:&quot;resnick_coding_2020&quot;,&quot;container-title-short&quot;:&quot;Commun. ACM&quot;,&quot;issued&quot;:{&quot;date-parts&quot;:[[2020,10,22]]},&quot;abstract&quot;:&quot;While millions of students worldwide have enjoyed coding experiences over the last decade, the next challenge is spreading educational values and approaches.&quot;,&quot;language&quot;:&quot;en&quot;,&quot;volume&quot;:&quot;63&quot;,&quot;ISSN&quot;:&quot;0001-0782, 1557-7317&quot;,&quot;type&quot;:&quot;article-journal&quot;,&quot;issue&quot;:&quot;11&quot;},&quot;uri&quot;:[&quot;http://zotero.org/users/1913249/items/VYS48CXK&quot;],&quot;suffix&quot;:&quot;&quot;}]} RNDoscmpyliwl"/> draw on the motivations of the literacy-for-all movement when using a concept of computational fluency to describe students’ creative expression through coding projects. Fluency in coding can be compared to fluency in 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2" text:note-class="footnote"><text:note-citation>3</text:note-citation><text:note-body><text:p text:style-name="Footnote">https://network23.org/3m-gamemaking/an-overview-of-game-coding-tools/</text:p></text:note-body></text:note></text:p>
      <text:p text:style-name="Text_20_body"><text:span text:style-name="T2">Phaser</text:span> is a javascript game making library. To teach it I ask learners to use a web coding environment or code playground called Glitch.com to create their games. Code playgrounds are a tool used by both expert and novice coders to share examples of code that can be edited and previewed online. A key feature is the ability to make changes in code and quickly see the new results appear in the live game. The drawback of using real web technology is its complexity. Many mistakes are possible which can break the game completely. Luckily Glitch has the ability rewind and undo your changes via an easy-to-use timeline of your project.</text:p>
      <text:p text:style-name="Text_20_body"><text:span text:style-name="T2">MakeCode Arcade</text:span> is a block based programming environment similar to Scratch but with some interesting features which are tailored to game making like gravity, lives and a game over block. In addition, the multi-media making abilities are simplified, you can download the games to hand held devices or run them easily. Another advantage is that the MakeCode system is also used to code the popular Microbit micro controller. So this may be familiar to you as a teacher or to your students.</text:p>
      <text:h text:style-name="Heading_20_2" text:outline-level="2"><text:bookmark-start text:name="research-vignette---evolution-of-design"/>Research Vignette - Evolution of Design<text:bookmark-end text:name="research-vignette---evolution-of-design"/></text:h>
      <text:p text:style-name="First_20_paragraph">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schema&quot;:&quot;https://github.com/citation-style-language/schema/raw/master/csl-citation.json&quot;,&quot;properties&quot;:{&quot;noteIndex&quot;:0,&quot;formattedCitation&quot;:&quot;[@brown_design_1992]&quot;},&quot;citationID&quot;:&quot;aipvgrmm&quot;,&quot;citationItems&quot;:[{&quot;id&quot;:1416,&quot;uris&quot;:[&quot;http://zotero.org/users/1913249/items/Z9ZV6H5T&quot;],&quot;prefix&quot;:&quot;&quot;,&quot;itemData&quot;:{&quot;id&quot;:&quot;brown_design_1992&quot;,&quot;title&quot;:&quot;Design experiments: Theoretical and methodological challenges in creating complex interventions in classroom settings&quot;,&quot;issue&quot;:&quot;2&quot;,&quot;citation-key&quot;:&quot;brown_design_1992&quot;,&quot;volume&quot;:&quot;2&quot;,&quot;container-title&quot;:&quot;The journal of the learning sciences&quot;,&quot;page&quot;:&quot;141–178&quot;,&quot;source&quot;:&quot;Google Scholar&quot;,&quot;URL&quot;:&quot;http://www.tandfonline.com/doi/pdf/10.1207/s15327809jls0202_2&quot;,&quot;author&quot;:[{&quot;given&quot;:&quot;Ann L.&quot;,&quot;family&quot;:&quot;Brown&quot;}],&quot;accessed&quot;:{&quot;date-parts&quot;:[[2016,8,1]]},&quot;issued&quot;:{&quot;date-parts&quot;:[[1992]]},&quot;type&quot;:&quot;article-journal&quot;,&quot;title-short&quot;:&quot;Design experiments&quot;},&quot;uri&quot;:[&quot;http://zotero.org/users/1913249/items/Z9ZV6H5T&quot;],&quot;suffix&quot;:&quot;&quot;}]} RNDhseqbksrqj"/>&lt;Do Zotero Refresh: [@brown_design_1992]&gt;<text:reference-mark-end text:name="ZOTERO_ITEM CSL_CITATION {&quot;schema&quot;:&quot;https://github.com/citation-style-language/schema/raw/master/csl-citation.json&quot;,&quot;properties&quot;:{&quot;noteIndex&quot;:0,&quot;formattedCitation&quot;:&quot;[@brown_design_1992]&quot;},&quot;citationID&quot;:&quot;aipvgrmm&quot;,&quot;citationItems&quot;:[{&quot;id&quot;:1416,&quot;uris&quot;:[&quot;http://zotero.org/users/1913249/items/Z9ZV6H5T&quot;],&quot;prefix&quot;:&quot;&quot;,&quot;itemData&quot;:{&quot;id&quot;:&quot;brown_design_1992&quot;,&quot;title&quot;:&quot;Design experiments: Theoretical and methodological challenges in creating complex interventions in classroom settings&quot;,&quot;issue&quot;:&quot;2&quot;,&quot;citation-key&quot;:&quot;brown_design_1992&quot;,&quot;volume&quot;:&quot;2&quot;,&quot;container-title&quot;:&quot;The journal of the learning sciences&quot;,&quot;page&quot;:&quot;141–178&quot;,&quot;source&quot;:&quot;Google Scholar&quot;,&quot;URL&quot;:&quot;http://www.tandfonline.com/doi/pdf/10.1207/s15327809jls0202_2&quot;,&quot;author&quot;:[{&quot;given&quot;:&quot;Ann L.&quot;,&quot;family&quot;:&quot;Brown&quot;}],&quot;accessed&quot;:{&quot;date-parts&quot;:[[2016,8,1]]},&quot;issued&quot;:{&quot;date-parts&quot;:[[1992]]},&quot;type&quot;:&quot;article-journal&quot;,&quot;title-short&quot;:&quot;Design experiments&quot;},&quot;uri&quot;:[&quot;http://zotero.org/users/1913249/items/Z9ZV6H5T&quot;],&quot;suffix&quot;:&quot;&quot;}]} RNDhseqbksrqj"/>. Design based research is a varied discipline which can take a multitude of forms <text:reference-mark-start text:name="ZOTERO_ITEM CSL_CITATION {&quot;schema&quot;:&quot;https://github.com/citation-style-language/schema/raw/master/csl-citation.json&quot;,&quot;properties&quot;:{&quot;noteIndex&quot;:0,&quot;formattedCitation&quot;:&quot;[@mckenney_educational_2021]&quot;},&quot;citationID&quot;:&quot;epqsitfx&quot;,&quot;citationItems&quot;:[{&quot;id&quot;:8429,&quot;uris&quot;:[&quot;http://zotero.org/users/1913249/items/IWREULVT&quot;],&quot;prefix&quot;:&quot;&quot;,&quot;itemData&quot;:{&quot;title&quot;:&quot;Educational design research: Portraying, conducting, and enhancing productive scholarship&quot;,&quot;URL&quot;:&quot;https://onlinelibrary.wiley.com/doi/abs/10.1111/medu.14280&quot;,&quot;citation-key&quot;:&quot;mckenney_educational_2021&quot;,&quot;container-title&quot;:&quot;Medical Education&quot;,&quot;page&quot;:&quot;82-92&quot;,&quot;source&quot;:&quot;Wiley Online Library&quot;,&quot;author&quot;:[{&quot;given&quot;:&quot;Susan&quot;,&quot;family&quot;:&quot;McKenney&quot;},{&quot;given&quot;:&quot;Thomas C.&quot;,&quot;family&quot;:&quot;Reeves&quot;}],&quot;accessed&quot;:{&quot;date-parts&quot;:[[2022,3,22]]},&quot;note&quot;:&quot;_eprint: https://onlinelibrary.wiley.com/doi/pdf/10.1111/medu.14280&quot;,&quot;DOI&quot;:&quot;10.1111/medu.14280&quot;,&quot;id&quot;:&quot;mckenney_educational_2021&quot;,&quot;issued&quot;:{&quot;date-parts&quot;:[[2021]]},&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volume&quot;:&quot;55&quot;,&quot;language&quot;:&quot;en&quot;,&quot;issue&quot;:&quot;1&quot;,&quot;ISSN&quot;:&quot;1365-2923&quot;,&quot;type&quot;:&quot;article-journal&quot;,&quot;title-short&quot;:&quot;Educational design research&quot;},&quot;uri&quot;:[&quot;http://zotero.org/users/1913249/items/IWREULVT&quot;],&quot;suffix&quot;:&quot;&quot;}]} RNDrqgncgwrcc"/>&lt;Do Zotero Refresh: [@mckenney_educational_2021]&gt;<text:reference-mark-end text:name="ZOTERO_ITEM CSL_CITATION {&quot;schema&quot;:&quot;https://github.com/citation-style-language/schema/raw/master/csl-citation.json&quot;,&quot;properties&quot;:{&quot;noteIndex&quot;:0,&quot;formattedCitation&quot;:&quot;[@mckenney_educational_2021]&quot;},&quot;citationID&quot;:&quot;epqsitfx&quot;,&quot;citationItems&quot;:[{&quot;id&quot;:8429,&quot;uris&quot;:[&quot;http://zotero.org/users/1913249/items/IWREULVT&quot;],&quot;prefix&quot;:&quot;&quot;,&quot;itemData&quot;:{&quot;title&quot;:&quot;Educational design research: Portraying, conducting, and enhancing productive scholarship&quot;,&quot;URL&quot;:&quot;https://onlinelibrary.wiley.com/doi/abs/10.1111/medu.14280&quot;,&quot;citation-key&quot;:&quot;mckenney_educational_2021&quot;,&quot;container-title&quot;:&quot;Medical Education&quot;,&quot;page&quot;:&quot;82-92&quot;,&quot;source&quot;:&quot;Wiley Online Library&quot;,&quot;author&quot;:[{&quot;given&quot;:&quot;Susan&quot;,&quot;family&quot;:&quot;McKenney&quot;},{&quot;given&quot;:&quot;Thomas C.&quot;,&quot;family&quot;:&quot;Reeves&quot;}],&quot;accessed&quot;:{&quot;date-parts&quot;:[[2022,3,22]]},&quot;note&quot;:&quot;_eprint: https://onlinelibrary.wiley.com/doi/pdf/10.1111/medu.14280&quot;,&quot;DOI&quot;:&quot;10.1111/medu.14280&quot;,&quot;id&quot;:&quot;mckenney_educational_2021&quot;,&quot;issued&quot;:{&quot;date-parts&quot;:[[2021]]},&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volume&quot;:&quot;55&quot;,&quot;language&quot;:&quot;en&quot;,&quot;issue&quot;:&quot;1&quot;,&quot;ISSN&quot;:&quot;1365-2923&quot;,&quot;type&quot;:&quot;article-journal&quot;,&quot;title-short&quot;:&quot;Educational design research&quot;},&quot;uri&quot;:[&quot;http://zotero.org/users/1913249/items/IWREULVT&quot;],&quot;suffix&quot;:&quot;&quot;}]} RNDrqgncgwrcc"/>. The core elements include: research as an intervention, iteration, involvement of participants in the evolution of designs, and a flexibility of research outcome based on how events unfold <text:reference-mark-start text:name="ZOTERO_ITEM CSL_CITATION {&quot;schema&quot;:&quot;https://github.com/citation-style-language/schema/raw/master/csl-citation.json&quot;,&quot;properties&quot;:{&quot;noteIndex&quot;:0,&quot;formattedCitation&quot;:&quot;[@easterday_design-based_2014]&quot;},&quot;citationID&quot;:&quot;joprhuhi&quot;,&quot;citationItems&quot;:[{&quot;id&quot;:8400,&quot;uris&quot;:[&quot;http://zotero.org/users/1913249/items/Q4DDFYFG&quot;],&quot;prefix&quot;:&quot;&quot;,&quot;itemData&quot;:{&quot;id&quot;:&quot;easterday_design-based_2014&quot;,&quot;title&quot;:&quot;Design-Based Research Process: Problems, Phases, and Applications&quot;,&quot;issued&quot;:{&quot;date-parts&quot;:[[2014,6]]},&quot;citation-key&quot;:&quot;easterday_design-based_2014&quot;,&quot;URL&quot;:&quot;https://repository.isls.org//handle/1/1130&quot;,&quot;source&quot;:&quot;repository.isls.org&quot;,&quot;publisher&quot;:&quot;Boulder, CO: International Society of the Learning Sciences&quot;,&quot;language&quot;:&quot;en&quot;,&quot;accessed&quot;:{&quot;date-parts&quot;:[[2022,2,5]]},&quot;author&quot;:[{&quot;given&quot;:&quot;Matthew W.&quot;,&quot;family&quot;:&quot;Easterday&quot;},{&quot;given&quot;:&quot;Daniel Rees&quot;,&quot;family&quot;:&quot;Lewis&quot;},{&quot;given&quot;:&quot;Elizabeth M.&quot;,&quot;family&quot;:&quot;Gerber&quot;}],&quot;type&quot;:&quot;article-journal&quot;,&quot;title-short&quot;:&quot;Design-Based Research Process&quot;},&quot;uri&quot;:[&quot;http://zotero.org/users/1913249/items/Q4DDFYFG&quot;],&quot;suffix&quot;:&quot;&quot;}]} RNDezavielyxt"/>&lt;Do Zotero Refresh: [@easterday_design-based_2014]&gt;<text:reference-mark-end text:name="ZOTERO_ITEM CSL_CITATION {&quot;schema&quot;:&quot;https://github.com/citation-style-language/schema/raw/master/csl-citation.json&quot;,&quot;properties&quot;:{&quot;noteIndex&quot;:0,&quot;formattedCitation&quot;:&quot;[@easterday_design-based_2014]&quot;},&quot;citationID&quot;:&quot;joprhuhi&quot;,&quot;citationItems&quot;:[{&quot;id&quot;:8400,&quot;uris&quot;:[&quot;http://zotero.org/users/1913249/items/Q4DDFYFG&quot;],&quot;prefix&quot;:&quot;&quot;,&quot;itemData&quot;:{&quot;id&quot;:&quot;easterday_design-based_2014&quot;,&quot;title&quot;:&quot;Design-Based Research Process: Problems, Phases, and Applications&quot;,&quot;issued&quot;:{&quot;date-parts&quot;:[[2014,6]]},&quot;citation-key&quot;:&quot;easterday_design-based_2014&quot;,&quot;URL&quot;:&quot;https://repository.isls.org//handle/1/1130&quot;,&quot;source&quot;:&quot;repository.isls.org&quot;,&quot;publisher&quot;:&quot;Boulder, CO: International Society of the Learning Sciences&quot;,&quot;language&quot;:&quot;en&quot;,&quot;accessed&quot;:{&quot;date-parts&quot;:[[2022,2,5]]},&quot;author&quot;:[{&quot;given&quot;:&quot;Matthew W.&quot;,&quot;family&quot;:&quot;Easterday&quot;},{&quot;given&quot;:&quot;Daniel Rees&quot;,&quot;family&quot;:&quot;Lewis&quot;},{&quot;given&quot;:&quot;Elizabeth M.&quot;,&quot;family&quot;:&quot;Gerber&quot;}],&quot;type&quot;:&quot;article-journal&quot;,&quot;title-short&quot;:&quot;Design-Based Research Process&quot;},&quot;uri&quot;:[&quot;http://zotero.org/users/1913249/items/Q4DDFYFG&quot;],&quot;suffix&quot;:&quot;&quot;}]} RNDezavielyxt"/>.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schema&quot;:&quot;https://github.com/citation-style-language/schema/raw/master/csl-citation.json&quot;,&quot;properties&quot;:{&quot;noteIndex&quot;:0,&quot;formattedCitation&quot;:&quot;[@cobb_design_2003-2]&quot;},&quot;citationID&quot;:&quot;sdrjuyxw&quot;,&quot;citationItems&quot;:[{&quot;id&quot;:1540,&quot;uris&quot;:[&quot;http://zotero.org/users/1913249/items/IN87ZQ6F&quot;],&quot;prefix&quot;:&quot;&quot;,&quot;itemData&quot;:{&quot;id&quot;:&quot;cobb_design_2003-2&quot;,&quot;title&quot;:&quot;Design experiments in educational research&quot;,&quot;issue&quot;:&quot;1&quot;,&quot;citation-key&quot;:&quot;cobb_design_2003-2&quot;,&quot;container-title&quot;:&quot;Educational researcher&quot;,&quot;page&quot;:&quot;9–13&quot;,&quot;source&quot;:&quot;Google Scholar&quot;,&quot;volume&quot;:&quot;32&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2017,4,25]]},&quot;URL&quot;:&quot;http://journals.sagepub.com/doi/abs/10.3102/0013189X032001009&quot;,&quot;type&quot;:&quot;article-journal&quot;,&quot;issued&quot;:{&quot;date-parts&quot;:[[2003]]}},&quot;uri&quot;:[&quot;http://zotero.org/users/1913249/items/IN87ZQ6F&quot;],&quot;suffix&quot;:&quot;&quot;}]} RNDfuohxxwmoe"/>&lt;Do Zotero Refresh: [@cobb_design_2003-2]&gt;<text:reference-mark-end text:name="ZOTERO_ITEM CSL_CITATION {&quot;schema&quot;:&quot;https://github.com/citation-style-language/schema/raw/master/csl-citation.json&quot;,&quot;properties&quot;:{&quot;noteIndex&quot;:0,&quot;formattedCitation&quot;:&quot;[@cobb_design_2003-2]&quot;},&quot;citationID&quot;:&quot;sdrjuyxw&quot;,&quot;citationItems&quot;:[{&quot;id&quot;:1540,&quot;uris&quot;:[&quot;http://zotero.org/users/1913249/items/IN87ZQ6F&quot;],&quot;prefix&quot;:&quot;&quot;,&quot;itemData&quot;:{&quot;id&quot;:&quot;cobb_design_2003-2&quot;,&quot;title&quot;:&quot;Design experiments in educational research&quot;,&quot;issue&quot;:&quot;1&quot;,&quot;citation-key&quot;:&quot;cobb_design_2003-2&quot;,&quot;container-title&quot;:&quot;Educational researcher&quot;,&quot;page&quot;:&quot;9–13&quot;,&quot;source&quot;:&quot;Google Scholar&quot;,&quot;volume&quot;:&quot;32&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2017,4,25]]},&quot;URL&quot;:&quot;http://journals.sagepub.com/doi/abs/10.3102/0013189X032001009&quot;,&quot;type&quot;:&quot;article-journal&quot;,&quot;issued&quot;:{&quot;date-parts&quot;:[[2003]]}},&quot;uri&quot;:[&quot;http://zotero.org/users/1913249/items/IN87ZQ6F&quot;],&quot;suffix&quot;:&quot;&quot;}]} RNDfuohxxwmoe"/>.</text:p>
      <text:p text:style-name="Text_20_body">Barab and Squire <text:reference-mark-start text:name="ZOTERO_ITEM CSL_CITATION {&quot;schema&quot;:&quot;https://github.com/citation-style-language/schema/raw/master/csl-citation.json&quot;,&quot;properties&quot;:{&quot;noteIndex&quot;:0,&quot;formattedCitation&quot;:&quot;[-@barab_design-based_2004]&quot;},&quot;citationID&quot;:&quot;hwmmwmhe&quot;,&quot;citationItems&quot;:[{&quot;id&quot;:2424,&quot;uris&quot;:[&quot;http://zotero.org/users/1913249/items/4AWFP7ZD&quot;],&quot;prefix&quot;:&quot;&quot;,&quot;suppress-author&quot;:true,&quot;itemData&quot;:{&quot;title&quot;:&quot;Design-Based Research: Putting a Stake in the Ground&quot;,&quot;URL&quot;:&quot;http://www.tandfonline.com/doi/abs/10.1207/s15327809jls1301_1&quot;,&quot;citation-key&quot;:&quot;barab_design-based_2004&quot;,&quot;container-title&quot;:&quot;Journal of the Learning Sciences&quot;,&quot;page&quot;:&quot;1-14&quot;,&quot;source&quot;:&quot;Crossref&quot;,&quot;author&quot;:[{&quot;given&quot;:&quot;Sasha&quot;,&quot;family&quot;:&quot;Barab&quot;},{&quot;given&quot;:&quot;Kurt&quot;,&quot;family&quot;:&quot;Squire&quot;}],&quot;accessed&quot;:{&quot;date-parts&quot;:[[2018,4,21]]},&quot;DOI&quot;:&quot;10.1207/s15327809jls1301_1&quot;,&quot;id&quot;:&quot;barab_design-based_2004&quot;,&quot;issued&quot;:{&quot;date-parts&quot;:[[2004,1]]},&quot;volume&quot;:&quot;13&quot;,&quot;language&quot;:&quot;en&quot;,&quot;issue&quot;:&quot;1&quot;,&quot;ISSN&quot;:&quot;1050-8406, 1532-7809&quot;,&quot;type&quot;:&quot;article-journal&quot;,&quot;title-short&quot;:&quot;Design-Based Research&quot;},&quot;uri&quot;:[&quot;http://zotero.org/users/1913249/items/4AWFP7ZD&quot;],&quot;suffix&quot;:&quot;&quot;}]} RNDrsdpmvsefm"/>&lt;Do Zotero Refresh: [-@barab_design-based_2004]&gt;<text:reference-mark-end text:name="ZOTERO_ITEM CSL_CITATION {&quot;schema&quot;:&quot;https://github.com/citation-style-language/schema/raw/master/csl-citation.json&quot;,&quot;properties&quot;:{&quot;noteIndex&quot;:0,&quot;formattedCitation&quot;:&quot;[-@barab_design-based_2004]&quot;},&quot;citationID&quot;:&quot;hwmmwmhe&quot;,&quot;citationItems&quot;:[{&quot;id&quot;:2424,&quot;uris&quot;:[&quot;http://zotero.org/users/1913249/items/4AWFP7ZD&quot;],&quot;prefix&quot;:&quot;&quot;,&quot;suppress-author&quot;:true,&quot;itemData&quot;:{&quot;title&quot;:&quot;Design-Based Research: Putting a Stake in the Ground&quot;,&quot;URL&quot;:&quot;http://www.tandfonline.com/doi/abs/10.1207/s15327809jls1301_1&quot;,&quot;citation-key&quot;:&quot;barab_design-based_2004&quot;,&quot;container-title&quot;:&quot;Journal of the Learning Sciences&quot;,&quot;page&quot;:&quot;1-14&quot;,&quot;source&quot;:&quot;Crossref&quot;,&quot;author&quot;:[{&quot;given&quot;:&quot;Sasha&quot;,&quot;family&quot;:&quot;Barab&quot;},{&quot;given&quot;:&quot;Kurt&quot;,&quot;family&quot;:&quot;Squire&quot;}],&quot;accessed&quot;:{&quot;date-parts&quot;:[[2018,4,21]]},&quot;DOI&quot;:&quot;10.1207/s15327809jls1301_1&quot;,&quot;id&quot;:&quot;barab_design-based_2004&quot;,&quot;issued&quot;:{&quot;date-parts&quot;:[[2004,1]]},&quot;volume&quot;:&quot;13&quot;,&quot;language&quot;:&quot;en&quot;,&quot;issue&quot;:&quot;1&quot;,&quot;ISSN&quot;:&quot;1050-8406, 1532-7809&quot;,&quot;type&quot;:&quot;article-journal&quot;,&quot;title-short&quot;:&quot;Design-Based Research&quot;},&quot;uri&quot;:[&quot;http://zotero.org/users/1913249/items/4AWFP7ZD&quot;],&quot;suffix&quot;:&quot;&quot;}]} RNDrsdpmvsefm"/>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 Here, I try to strike a balance which stays concrete but which also pulls from my observations a framework which may translate in to other game-making and creative project based approaches.</text:p>
      <text:p text:style-name="Text_20_body">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schema&quot;:&quot;https://github.com/citation-style-language/schema/raw/master/csl-citation.json&quot;,&quot;properties&quot;:{&quot;noteIndex&quot;:0,&quot;formattedCitation&quot;:&quot;[@barab_critical_2004; @cobb_design_2003; @downing-wilson_design_2011]&quot;},&quot;citationID&quot;:&quot;ddjiyxqv&quot;,&quot;citationItems&quot;:[{&quot;id&quot;:3288,&quot;uris&quot;:[&quot;http://zotero.org/users/1913249/items/R9DCY37L&quot;],&quot;prefix&quot;:&quot;&quot;,&quot;itemData&quot;:{&quot;title&quot;:&quot;Critical Design Ethnography: Designing for Change&quot;,&quot;URL&quot;:&quot;http://anthrosource.onlinelibrary.wiley.com/doi/abs/10.1525/aeq.2004.35.2.254&quot;,&quot;citation-key&quot;:&quot;barab_critical_2004&quot;,&quot;container-title&quot;:&quot;Anthropology &amp; Education Quarterly&quot;,&quot;page&quot;:&quot;254-268&quot;,&quot;source&quot;:&quot;Wiley Online Library&quot;,&quot;author&quot;:[{&quot;given&quot;:&quot;Sasha A.&quot;,&quot;family&quot;:&quot;Barab&quot;},{&quot;given&quot;:&quot;Michael K.&quot;,&quot;family&quot;:&quot;Thomas&quot;},{&quot;given&quot;:&quot;Tyler&quot;,&quot;family&quot;:&quot;Dodge&quot;},{&quot;given&quot;:&quot;Kurt&quot;,&quot;family&quot;:&quot;Squire&quot;},{&quot;given&quot;:&quot;Markeda&quot;,&quot;family&quot;:&quot;Newell&quot;}],&quot;accessed&quot;:{&quot;date-parts&quot;:[[2019,5,17]]},&quot;DOI&quot;:&quot;10.1525/aeq.2004.35.2.254&quot;,&quot;id&quot;:&quot;barab_critical_2004&quot;,&quot;issue&quot;:&quot;2&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volume&quot;:&quot;35&quot;,&quot;language&quot;:&quot;en&quot;,&quot;issued&quot;:{&quot;date-parts&quot;:[[2004]]},&quot;ISSN&quot;:&quot;1548-1492&quot;,&quot;type&quot;:&quot;article-journal&quot;,&quot;title-short&quot;:&quot;Critical Design Ethnography&quot;},&quot;uri&quot;:[&quot;http://zotero.org/users/1913249/items/R9DCY37L&quot;],&quot;suffix&quot;:&quot;&quot;},{&quot;id&quot;:1071,&quot;uris&quot;:[&quot;http://zotero.org/users/1913249/items/K88P6996&quot;],&quot;prefix&quot;:&quot;&quot;,&quot;itemData&quot;:{&quot;id&quot;:&quot;cobb_design_2003&quot;,&quot;title&quot;:&quot;Design experiments in educational research&quot;,&quot;issue&quot;:&quot;1&quot;,&quot;citation-key&quot;:&quot;cobb_design_2003&quot;,&quot;container-title&quot;:&quot;Educational researcher&quot;,&quot;page&quot;:&quot;9–13&quot;,&quot;source&quot;:&quot;Google Scholar&quot;,&quot;volume&quot;:&quot;32&quot;,&quot;author&quot;:[{&quot;given&quot;:&quot;Paul&quot;,&quot;family&quot;:&quot;Cobb&quot;},{&quot;given&quot;:&quot;Jere&quot;,&quot;family&quot;:&quot;Confrey&quot;},{&quot;given&quot;:&quot;Richard&quot;,&quot;family&quot;:&quot;Lehrer&quot;},{&quot;given&quot;:&quot;Leona&quot;,&quot;family&quot;:&quot;Schauble&quot;},{&quot;literal&quot;:&quot;others&quot;}],&quot;accessed&quot;:{&quot;date-parts&quot;:[[2016,3,19]]},&quot;URL&quot;:&quot;http://edr.sagepub.com/content/32/1/9.short&quot;,&quot;type&quot;:&quot;article-journal&quot;,&quot;issued&quot;:{&quot;date-parts&quot;:[[2003]]}},&quot;uri&quot;:[&quot;http://zotero.org/users/1913249/items/K88P6996&quot;],&quot;suffix&quot;:&quot;&quot;},{&quot;id&quot;:1138,&quot;uris&quot;:[&quot;http://zotero.org/users/1913249/items/6RKC7CIP&quot;],&quot;prefix&quot;:&quot;&quot;,&quot;itemData&quot;:{&quot;title&quot;:&quot;Design experimentation and mutual appropriation: Two strategies for university/community collaborative after-school interventions&quot;,&quot;URL&quot;:&quot;http://tap.sagepub.com/cgi/doi/10.1177/0959354311414456&quot;,&quot;citation-key&quot;:&quot;downing-wilson_design_2011&quot;,&quot;container-title&quot;:&quot;Theory &amp; Psychology&quot;,&quot;page&quot;:&quot;656-680&quot;,&quot;source&quot;:&quot;CrossRef&quot;,&quot;author&quot;:[{&quot;given&quot;:&quot;D.&quot;,&quot;family&quot;:&quot;Downing-Wilson&quot;},{&quot;given&quot;:&quot;R.&quot;,&quot;family&quot;:&quot;Lecusay&quot;},{&quot;given&quot;:&quot;M.&quot;,&quot;family&quot;:&quot;Cole&quot;}],&quot;accessed&quot;:{&quot;date-parts&quot;:[[2015,9,20]]},&quot;DOI&quot;:&quot;10.1177/0959354311414456&quot;,&quot;id&quot;:&quot;downing-wilson_design_2011&quot;,&quot;issued&quot;:{&quot;date-parts&quot;:[[2011,10,1]]},&quot;volume&quot;:&quot;21&quot;,&quot;language&quot;:&quot;en&quot;,&quot;issue&quot;:&quot;5&quot;,&quot;ISSN&quot;:&quot;0959-3543, 1461-7447&quot;,&quot;type&quot;:&quot;article-journal&quot;,&quot;title-short&quot;:&quot;Design experimentation and mutual appropriation&quot;},&quot;uri&quot;:[&quot;http://zotero.org/users/1913249/items/6RKC7CIP&quot;],&quot;suffix&quot;:&quot;&quot;}]} RNDvmikrpgdbc"/>&lt;Do Zotero Refresh: [@barab_critical_2004; @cobb_design_2003; @downing-wilson_design_2011]&gt;<text:reference-mark-end text:name="ZOTERO_ITEM CSL_CITATION {&quot;schema&quot;:&quot;https://github.com/citation-style-language/schema/raw/master/csl-citation.json&quot;,&quot;properties&quot;:{&quot;noteIndex&quot;:0,&quot;formattedCitation&quot;:&quot;[@barab_critical_2004; @cobb_design_2003; @downing-wilson_design_2011]&quot;},&quot;citationID&quot;:&quot;ddjiyxqv&quot;,&quot;citationItems&quot;:[{&quot;id&quot;:3288,&quot;uris&quot;:[&quot;http://zotero.org/users/1913249/items/R9DCY37L&quot;],&quot;prefix&quot;:&quot;&quot;,&quot;itemData&quot;:{&quot;title&quot;:&quot;Critical Design Ethnography: Designing for Change&quot;,&quot;URL&quot;:&quot;http://anthrosource.onlinelibrary.wiley.com/doi/abs/10.1525/aeq.2004.35.2.254&quot;,&quot;citation-key&quot;:&quot;barab_critical_2004&quot;,&quot;container-title&quot;:&quot;Anthropology &amp; Education Quarterly&quot;,&quot;page&quot;:&quot;254-268&quot;,&quot;source&quot;:&quot;Wiley Online Library&quot;,&quot;author&quot;:[{&quot;given&quot;:&quot;Sasha A.&quot;,&quot;family&quot;:&quot;Barab&quot;},{&quot;given&quot;:&quot;Michael K.&quot;,&quot;family&quot;:&quot;Thomas&quot;},{&quot;given&quot;:&quot;Tyler&quot;,&quot;family&quot;:&quot;Dodge&quot;},{&quot;given&quot;:&quot;Kurt&quot;,&quot;family&quot;:&quot;Squire&quot;},{&quot;given&quot;:&quot;Markeda&quot;,&quot;family&quot;:&quot;Newell&quot;}],&quot;accessed&quot;:{&quot;date-parts&quot;:[[2019,5,17]]},&quot;DOI&quot;:&quot;10.1525/aeq.2004.35.2.254&quot;,&quot;id&quot;:&quot;barab_critical_2004&quot;,&quot;issue&quot;:&quot;2&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volume&quot;:&quot;35&quot;,&quot;language&quot;:&quot;en&quot;,&quot;issued&quot;:{&quot;date-parts&quot;:[[2004]]},&quot;ISSN&quot;:&quot;1548-1492&quot;,&quot;type&quot;:&quot;article-journal&quot;,&quot;title-short&quot;:&quot;Critical Design Ethnography&quot;},&quot;uri&quot;:[&quot;http://zotero.org/users/1913249/items/R9DCY37L&quot;],&quot;suffix&quot;:&quot;&quot;},{&quot;id&quot;:1071,&quot;uris&quot;:[&quot;http://zotero.org/users/1913249/items/K88P6996&quot;],&quot;prefix&quot;:&quot;&quot;,&quot;itemData&quot;:{&quot;id&quot;:&quot;cobb_design_2003&quot;,&quot;title&quot;:&quot;Design experiments in educational research&quot;,&quot;issue&quot;:&quot;1&quot;,&quot;citation-key&quot;:&quot;cobb_design_2003&quot;,&quot;container-title&quot;:&quot;Educational researcher&quot;,&quot;page&quot;:&quot;9–13&quot;,&quot;source&quot;:&quot;Google Scholar&quot;,&quot;volume&quot;:&quot;32&quot;,&quot;author&quot;:[{&quot;given&quot;:&quot;Paul&quot;,&quot;family&quot;:&quot;Cobb&quot;},{&quot;given&quot;:&quot;Jere&quot;,&quot;family&quot;:&quot;Confrey&quot;},{&quot;given&quot;:&quot;Richard&quot;,&quot;family&quot;:&quot;Lehrer&quot;},{&quot;given&quot;:&quot;Leona&quot;,&quot;family&quot;:&quot;Schauble&quot;},{&quot;literal&quot;:&quot;others&quot;}],&quot;accessed&quot;:{&quot;date-parts&quot;:[[2016,3,19]]},&quot;URL&quot;:&quot;http://edr.sagepub.com/content/32/1/9.short&quot;,&quot;type&quot;:&quot;article-journal&quot;,&quot;issued&quot;:{&quot;date-parts&quot;:[[2003]]}},&quot;uri&quot;:[&quot;http://zotero.org/users/1913249/items/K88P6996&quot;],&quot;suffix&quot;:&quot;&quot;},{&quot;id&quot;:1138,&quot;uris&quot;:[&quot;http://zotero.org/users/1913249/items/6RKC7CIP&quot;],&quot;prefix&quot;:&quot;&quot;,&quot;itemData&quot;:{&quot;title&quot;:&quot;Design experimentation and mutual appropriation: Two strategies for university/community collaborative after-school interventions&quot;,&quot;URL&quot;:&quot;http://tap.sagepub.com/cgi/doi/10.1177/0959354311414456&quot;,&quot;citation-key&quot;:&quot;downing-wilson_design_2011&quot;,&quot;container-title&quot;:&quot;Theory &amp; Psychology&quot;,&quot;page&quot;:&quot;656-680&quot;,&quot;source&quot;:&quot;CrossRef&quot;,&quot;author&quot;:[{&quot;given&quot;:&quot;D.&quot;,&quot;family&quot;:&quot;Downing-Wilson&quot;},{&quot;given&quot;:&quot;R.&quot;,&quot;family&quot;:&quot;Lecusay&quot;},{&quot;given&quot;:&quot;M.&quot;,&quot;family&quot;:&quot;Cole&quot;}],&quot;accessed&quot;:{&quot;date-parts&quot;:[[2015,9,20]]},&quot;DOI&quot;:&quot;10.1177/0959354311414456&quot;,&quot;id&quot;:&quot;downing-wilson_design_2011&quot;,&quot;issued&quot;:{&quot;date-parts&quot;:[[2011,10,1]]},&quot;volume&quot;:&quot;21&quot;,&quot;language&quot;:&quot;en&quot;,&quot;issue&quot;:&quot;5&quot;,&quot;ISSN&quot;:&quot;0959-3543, 1461-7447&quot;,&quot;type&quot;:&quot;article-journal&quot;,&quot;title-short&quot;:&quot;Design experimentation and mutual appropriation&quot;},&quot;uri&quot;:[&quot;http://zotero.org/users/1913249/items/6RKC7CIP&quot;],&quot;suffix&quot;:&quot;&quot;}]} RNDvmikrpgdbc"/>. The design of the research experiment and learning I started from a very open position and has evolved from several iterations of collaborative work with participants. One experimental team consisted of Home Educating families another involved local primary schools with Year 6 (10-11 year old) classes.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he final part of this chapter gives an overview of the learning design that has emerged from this participatory design-based approach. Given space constraints I have focused on the pedagogical results rather than the observational data that has guided them.</text:p>
      <text:p text:style-name="Text_20_body"/>
      <text:h text:style-name="Heading_20_2" text:outline-level="2"><text:bookmark-start text:name="overview-of-the-3m-game-making-learning-design"/>Overview of The 3M Game Making Learning Design<text:bookmark-end text:name="overview-of-the-3m-game-making-learning-design"/></text:h>
      <text:p text:style-name="First_20_paragraph">The section outlines the main features of the 3M model which comprises of <text:span text:style-name="T1">missions, maps and motivational methods</text:span>. This learning design could be applied using a variety of game making software. The resources I have created for MakeCode Arcade<text:note text:id="ftn3" text:note-class="footnote"><text:note-citation>4</text:note-citation><text:note-body><text:p text:style-name="Footnote">https://mickfuzz.github.io/makecode-platformer-101/</text:p></text:note-body></text:note> and Phaser<text:note text:id="ftn4" text:note-class="footnote"><text:note-citation>5</text:note-citation><text:note-body><text:p text:style-name="Footnote">https://glitch-game-makers-manual.glitch.me/</text:p></text:note-body></text:note> are free and open source and available online. I invite other educators to adopt this approach and share resources for Scratch, Pygame, p5.play and other suitable platforms. I will explain how the methods involved in the model are informed by inclusive pedagogy principles contained in Universal Design for Learning (UDL) and project-based learning (PBL).</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2">Side Missions:</text:span> Bartle proposed that online gamers play games for different reasons and proposed a initial typology of gamers as socialiser, griefers, achievers and explorers <text:reference-mark-start text:name="ZOTERO_ITEM CSL_CITATION {&quot;schema&quot;:&quot;https://github.com/citation-style-language/schema/raw/master/csl-citation.json&quot;,&quot;properties&quot;:{&quot;noteIndex&quot;:0,&quot;formattedCitation&quot;:&quot;[@hamari_player_2014]&quot;},&quot;citationID&quot;:&quot;qjhiclyp&quot;,&quot;citationItems&quot;:[{&quot;id&quot;:119,&quot;uris&quot;:[&quot;http://zotero.org/users/1913249/items/4GGRIMMJ&quot;],&quot;prefix&quot;:&quot;&quot;,&quot;itemData&quot;:{&quot;title&quot;:&quot;Player Types: A Meta-synthesis&quot;,&quot;URL&quot;:&quot;http://todigra.org/index.php/todigra/article/view/13&quot;,&quot;citation-key&quot;:&quot;hamari_player_2014&quot;,&quot;container-title&quot;:&quot;Transactions of the Digital Games Research Association&quot;,&quot;source&quot;:&quot;DOI.org (Crossref)&quot;,&quot;author&quot;:[{&quot;given&quot;:&quot;Juho&quot;,&quot;family&quot;:&quot;Hamari&quot;},{&quot;given&quot;:&quot;Janne&quot;,&quot;family&quot;:&quot;Tuunanen&quot;}],&quot;accessed&quot;:{&quot;date-parts&quot;:[[2019,7,17]]},&quot;DOI&quot;:&quot;10.26503/todigra.v1i2.13&quot;,&quot;id&quot;:&quot;hamari_player_2014&quot;,&quot;container-title-short&quot;:&quot;ToDIGRA&quot;,&quot;issued&quot;:{&quot;date-parts&quot;:[[2014,3,24]]},&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volume&quot;:&quot;1&quot;,&quot;language&quot;:&quot;en&quot;,&quot;issue&quot;:&quot;2&quot;,&quot;ISSN&quot;:&quot;2328-9422, 2328-9414&quot;,&quot;type&quot;:&quot;article-journal&quot;,&quot;title-short&quot;:&quot;Player Types&quot;},&quot;uri&quot;:[&quot;http://zotero.org/users/1913249/items/4GGRIMMJ&quot;],&quot;suffix&quot;:&quot;&quot;}]} RNDgrtmewqnfo"/>&lt;Do Zotero Refresh: [@hamari_player_2014]&gt;<text:reference-mark-end text:name="ZOTERO_ITEM CSL_CITATION {&quot;schema&quot;:&quot;https://github.com/citation-style-language/schema/raw/master/csl-citation.json&quot;,&quot;properties&quot;:{&quot;noteIndex&quot;:0,&quot;formattedCitation&quot;:&quot;[@hamari_player_2014]&quot;},&quot;citationID&quot;:&quot;qjhiclyp&quot;,&quot;citationItems&quot;:[{&quot;id&quot;:119,&quot;uris&quot;:[&quot;http://zotero.org/users/1913249/items/4GGRIMMJ&quot;],&quot;prefix&quot;:&quot;&quot;,&quot;itemData&quot;:{&quot;title&quot;:&quot;Player Types: A Meta-synthesis&quot;,&quot;URL&quot;:&quot;http://todigra.org/index.php/todigra/article/view/13&quot;,&quot;citation-key&quot;:&quot;hamari_player_2014&quot;,&quot;container-title&quot;:&quot;Transactions of the Digital Games Research Association&quot;,&quot;source&quot;:&quot;DOI.org (Crossref)&quot;,&quot;author&quot;:[{&quot;given&quot;:&quot;Juho&quot;,&quot;family&quot;:&quot;Hamari&quot;},{&quot;given&quot;:&quot;Janne&quot;,&quot;family&quot;:&quot;Tuunanen&quot;}],&quot;accessed&quot;:{&quot;date-parts&quot;:[[2019,7,17]]},&quot;DOI&quot;:&quot;10.26503/todigra.v1i2.13&quot;,&quot;id&quot;:&quot;hamari_player_2014&quot;,&quot;container-title-short&quot;:&quot;ToDIGRA&quot;,&quot;issued&quot;:{&quot;date-parts&quot;:[[2014,3,24]]},&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volume&quot;:&quot;1&quot;,&quot;language&quot;:&quot;en&quot;,&quot;issue&quot;:&quot;2&quot;,&quot;ISSN&quot;:&quot;2328-9422, 2328-9414&quot;,&quot;type&quot;:&quot;article-journal&quot;,&quot;title-short&quot;:&quot;Player Types&quot;},&quot;uri&quot;:[&quot;http://zotero.org/users/1913249/items/4GGRIMMJ&quot;],&quot;suffix&quot;:&quot;&quot;}]} RNDgrtmewqnfo"/>. You can find out what kind of game player you are with an online test.<text:note text:id="ftn5" text:note-class="footnote"><text:note-citation>6</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6" text:note-class="footnote"><text:note-citation>7</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2">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schema&quot;:&quot;https://github.com/citation-style-language/schema/raw/master/csl-citation.json&quot;,&quot;properties&quot;:{&quot;noteIndex&quot;:0,&quot;formattedCitation&quot;:&quot;[@lee_computational_2011]&quot;},&quot;citationID&quot;:&quot;lvkgisqz&quot;,&quot;citationItems&quot;:[{&quot;id&quot;:2918,&quot;uris&quot;:[&quot;http://zotero.org/users/1913249/items/M2JH9UT3&quot;],&quot;prefix&quot;:&quot;&quot;,&quot;itemData&quot;:{&quot;id&quot;:&quot;lee_computational_2011&quot;,&quot;volume&quot;:&quot;2&quot;,&quot;title&quot;:&quot;Computational Thinking for Youth in Practice&quot;,&quot;issue&quot;:&quot;1&quot;,&quot;citation-key&quot;:&quot;lee_computational_2011&quot;,&quot;URL&quot;:&quot;http://doi.acm.org/10.1145/1929887.1929902&quot;,&quot;issued&quot;:{&quot;date-parts&quot;:[[2011,2]]},&quot;container-title&quot;:&quot;ACM Inroads&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source&quot;:&quot;ACM Digital Library&quot;,&quot;page&quot;:&quot;32–37&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ccessed&quot;:{&quot;date-parts&quot;:[[2018,9,15]]},&quot;ISSN&quot;:&quot;2153-2184&quot;,&quot;type&quot;:&quot;article-journal&quot;,&quot;DOI&quot;:&quot;10.1145/1929887.1929902&quot;},&quot;uri&quot;:[&quot;http://zotero.org/users/1913249/items/M2JH9UT3&quot;],&quot;suffix&quot;:&quot;&quot;}]} RNDixdkauuhcw"/>&lt;Do Zotero Refresh: [@lee_computational_2011]&gt;<text:reference-mark-end text:name="ZOTERO_ITEM CSL_CITATION {&quot;schema&quot;:&quot;https://github.com/citation-style-language/schema/raw/master/csl-citation.json&quot;,&quot;properties&quot;:{&quot;noteIndex&quot;:0,&quot;formattedCitation&quot;:&quot;[@lee_computational_2011]&quot;},&quot;citationID&quot;:&quot;lvkgisqz&quot;,&quot;citationItems&quot;:[{&quot;id&quot;:2918,&quot;uris&quot;:[&quot;http://zotero.org/users/1913249/items/M2JH9UT3&quot;],&quot;prefix&quot;:&quot;&quot;,&quot;itemData&quot;:{&quot;id&quot;:&quot;lee_computational_2011&quot;,&quot;volume&quot;:&quot;2&quot;,&quot;title&quot;:&quot;Computational Thinking for Youth in Practice&quot;,&quot;issue&quot;:&quot;1&quot;,&quot;citation-key&quot;:&quot;lee_computational_2011&quot;,&quot;URL&quot;:&quot;http://doi.acm.org/10.1145/1929887.1929902&quot;,&quot;issued&quot;:{&quot;date-parts&quot;:[[2011,2]]},&quot;container-title&quot;:&quot;ACM Inroads&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source&quot;:&quot;ACM Digital Library&quot;,&quot;page&quot;:&quot;32–37&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ccessed&quot;:{&quot;date-parts&quot;:[[2018,9,15]]},&quot;ISSN&quot;:&quot;2153-2184&quot;,&quot;type&quot;:&quot;article-journal&quot;,&quot;DOI&quot;:&quot;10.1145/1929887.1929902&quot;},&quot;uri&quot;:[&quot;http://zotero.org/users/1913249/items/M2JH9UT3&quot;],&quot;suffix&quot;:&quot;&quot;}]} RNDixdkauuhcw"/>.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1">Game mechanics</text:span> are features to do with the actions of the game. <text:span text:style-name="T1">Game space</text:span> patterns address the layout of the game. <text:span text:style-name="T1">Game polish</text:span> patterns involve adding music, backgrounds, graphics and story elements. Finally <text:span text:style-name="T1">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1">
        <text:list-item>
          <text:p text:style-name="P1"><text:span text:style-name="T2">Name of Game Design Pattern:</text:span> Jumping on Enemies to Zap them</text:p>
        </text:list-item>
        <text:list-item>
          <text:p text:style-name="P1"><text:span text:style-name="T2">Type Pattern:</text:span> Game Mechanic</text:p>
        </text:list-item>
        <text:list-item>
          <text:p text:style-name="P1"><text:span text:style-name="T2">Description:</text:span> If the player is descending from a jump when they touch the enemy the player is zapped and in this case disappears.</text:p>
        </text:list-item>
        <text:list-item>
          <text:p text:style-name="P1"><text:span text:style-name="T2">Need for Pattern:</text:span> Enemies create challenge and being able to jump on an enemy is a good way of clearing the area you want to explore.</text:p>
        </text:list-item>
        <text:list-item>
          <text:p text:style-name="P1"><text:span text:style-name="T2">Coding Concepts involved:</text:span> Arrays<text:note text:id="ftn7" text:note-class="footnote"><text:note-citation>8</text:note-citation><text:note-body><text:p text:style-name="Footnote">https://mickfuzz.github.io/makecode-platformer-101/learningDimensions#arrays</text:p></text:note-body></text:note>, Change Listener<text:note text:id="ftn8" text:note-class="footnote"><text:note-citation>9</text:note-citation><text:note-body><text:p text:style-name="Footnote">https://mickfuzz.github.io/makecode-platformer-101/learningDimensions#change-listener</text:p></text:note-body></text:note></text:p>
        </text:list-item>
        <text:list-item>
          <text:p text:style-name="P1"><text:span text:style-name="T2">Links to other Computing Patterns:</text:span> Systems Dynamics<text:note text:id="ftn9" text:note-class="footnote"><text:note-citation>10</text:note-citation><text:note-body><text:p text:style-name="Footnote">https://mickfuzz.github.io/makecode-platformer-101/learningDimensions#systems-dynamics</text:p></text:note-body></text:note></text:p>
        </text:list-item>
        <text:list-item>
          <text:p text:style-name="P1"><text:span text:style-name="T2">Related Game Patterns:</text:span> You’ll need to have added the <text:span text:style-name="T2">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2">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schema&quot;:&quot;https://github.com/citation-style-language/schema/raw/master/csl-citation.json&quot;,&quot;properties&quot;:{&quot;noteIndex&quot;:0,&quot;formattedCitation&quot;:&quot;[-@petrich_it_2013]&quot;},&quot;citationID&quot;:&quot;sblzsfmw&quot;,&quot;citationItems&quot;:[{&quot;id&quot;:1903,&quot;uris&quot;:[&quot;http://zotero.org/users/1913249/items/28RKRJE6&quot;],&quot;prefix&quot;:&quot;&quot;,&quot;suppress-author&quot;:true,&quot;itemData&quot;:{&quot;id&quot;:&quot;petrich_it_2013&quot;,&quot;title&quot;:&quot;It looks like fun but are they learning?&quot;,&quot;issued&quot;:{&quot;date-parts&quot;:[[2013]]},&quot;citation-key&quot;:&quot;petrich_it_2013&quot;,&quot;container-title&quot;:&quot;Design, Make, Play: Growing the Next Generation of STEM Innovators&quot;,&quot;page&quot;:&quot;50&quot;,&quot;source&quot;:&quot;Google Scholar&quot;,&quot;author&quot;:[{&quot;given&quot;:&quot;Mike&quot;,&quot;family&quot;:&quot;Petrich&quot;},{&quot;given&quot;:&quot;Karen&quot;,&quot;family&quot;:&quot;Wilkinson&quot;},{&quot;given&quot;:&quot;Bronwyn&quot;,&quot;family&quot;:&quot;Bevan&quot;}],&quot;type&quot;:&quot;article-journal&quot;},&quot;uri&quot;:[&quot;http://zotero.org/users/1913249/items/28RKRJE6&quot;],&quot;suffix&quot;:&quot;&quot;}]} RNDccjhrvdbbl"/>&lt;Do Zotero Refresh: [-@petrich_it_2013]&gt;<text:reference-mark-end text:name="ZOTERO_ITEM CSL_CITATION {&quot;schema&quot;:&quot;https://github.com/citation-style-language/schema/raw/master/csl-citation.json&quot;,&quot;properties&quot;:{&quot;noteIndex&quot;:0,&quot;formattedCitation&quot;:&quot;[-@petrich_it_2013]&quot;},&quot;citationID&quot;:&quot;sblzsfmw&quot;,&quot;citationItems&quot;:[{&quot;id&quot;:1903,&quot;uris&quot;:[&quot;http://zotero.org/users/1913249/items/28RKRJE6&quot;],&quot;prefix&quot;:&quot;&quot;,&quot;suppress-author&quot;:true,&quot;itemData&quot;:{&quot;id&quot;:&quot;petrich_it_2013&quot;,&quot;title&quot;:&quot;It looks like fun but are they learning?&quot;,&quot;issued&quot;:{&quot;date-parts&quot;:[[2013]]},&quot;citation-key&quot;:&quot;petrich_it_2013&quot;,&quot;container-title&quot;:&quot;Design, Make, Play: Growing the Next Generation of STEM Innovators&quot;,&quot;page&quot;:&quot;50&quot;,&quot;source&quot;:&quot;Google Scholar&quot;,&quot;author&quot;:[{&quot;given&quot;:&quot;Mike&quot;,&quot;family&quot;:&quot;Petrich&quot;},{&quot;given&quot;:&quot;Karen&quot;,&quot;family&quot;:&quot;Wilkinson&quot;},{&quot;given&quot;:&quot;Bronwyn&quot;,&quot;family&quot;:&quot;Bevan&quot;}],&quot;type&quot;:&quot;article-journal&quot;},&quot;uri&quot;:[&quot;http://zotero.org/users/1913249/items/28RKRJE6&quot;],&quot;suffix&quot;:&quot;&quot;}]} RNDccjhrvdbbl"/>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2">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I share two methods that emerged from feedback and partnership work that proved valuable in the context of game making.</text:p>
      <text:p text:style-name="Text_20_body"><text:span text:style-name="T2">Physical Computing and Game Making:</text:span> The use of physical computing to create concrete and tangible activities can increase the engagement and motivation of learners <text:reference-mark-start text:name="ZOTERO_ITEM CSL_CITATION {&quot;schema&quot;:&quot;https://github.com/citation-style-language/schema/raw/master/csl-citation.json&quot;,&quot;properties&quot;:{&quot;noteIndex&quot;:0,&quot;formattedCitation&quot;:&quot;[@kaloti-hallak_students_2015]&quot;},&quot;citationID&quot;:&quot;urldppnp&quot;,&quot;citationItems&quot;:[{&quot;id&quot;:8426,&quot;uris&quot;:[&quot;http://zotero.org/users/1913249/items/T4NDX3J8&quot;],&quot;prefix&quot;:&quot;&quot;,&quot;itemData&quot;:{&quot;title&quot;:&quot;Students' Attitudes and Motivation During Robotics Activities&quot;,&quot;URL&quot;:&quot;https://dl.acm.org/doi/10.1145/2818314.2818317&quot;,&quot;citation-key&quot;:&quot;kaloti-hallak_students_2015&quot;,&quot;container-title&quot;:&quot;Proceedings of the Workshop in Primary and Secondary Computing Education&quot;,&quot;page&quot;:&quot;102-110&quot;,&quot;source&quot;:&quot;DOI.org (Crossref)&quot;,&quot;author&quot;:[{&quot;given&quot;:&quot;Fatima&quot;,&quot;family&quot;:&quot;Kaloti-Hallak&quot;},{&quot;given&quot;:&quot;Michal&quot;,&quot;family&quot;:&quot;Armoni&quot;},{&quot;given&quot;:&quot;Mordechai (Moti)&quot;,&quot;family&quot;:&quot;Ben-Ari&quot;}],&quot;accessed&quot;:{&quot;date-parts&quot;:[[2022,2,19]]},&quot;publisher-place&quot;:&quot;London United Kingdom&quot;,&quot;DOI&quot;:&quot;10.1145/2818314.2818317&quot;,&quot;id&quot;:&quot;kaloti-hallak_students_2015&quot;,&quot;issued&quot;:{&quot;date-parts&quot;:[[2015,11,9]]},&quot;event-place&quot;:&quot;London United Kingdom&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ISBN&quot;:&quot;978-1-4503-3753-3&quot;,&quot;event&quot;:&quot;WiPSCE '15: Workshop in Primary and Secondary Computing Education&quot;,&quot;language&quot;:&quot;en&quot;,&quot;type&quot;:&quot;paper-conference&quot;,&quot;publisher&quot;:&quot;ACM&quot;},&quot;uri&quot;:[&quot;http://zotero.org/users/1913249/items/T4NDX3J8&quot;],&quot;suffix&quot;:&quot;&quot;}]} RNDjhxmepnqpg"/>&lt;Do Zotero Refresh: [@kaloti-hallak_students_2015]&gt;<text:reference-mark-end text:name="ZOTERO_ITEM CSL_CITATION {&quot;schema&quot;:&quot;https://github.com/citation-style-language/schema/raw/master/csl-citation.json&quot;,&quot;properties&quot;:{&quot;noteIndex&quot;:0,&quot;formattedCitation&quot;:&quot;[@kaloti-hallak_students_2015]&quot;},&quot;citationID&quot;:&quot;urldppnp&quot;,&quot;citationItems&quot;:[{&quot;id&quot;:8426,&quot;uris&quot;:[&quot;http://zotero.org/users/1913249/items/T4NDX3J8&quot;],&quot;prefix&quot;:&quot;&quot;,&quot;itemData&quot;:{&quot;title&quot;:&quot;Students' Attitudes and Motivation During Robotics Activities&quot;,&quot;URL&quot;:&quot;https://dl.acm.org/doi/10.1145/2818314.2818317&quot;,&quot;citation-key&quot;:&quot;kaloti-hallak_students_2015&quot;,&quot;container-title&quot;:&quot;Proceedings of the Workshop in Primary and Secondary Computing Education&quot;,&quot;page&quot;:&quot;102-110&quot;,&quot;source&quot;:&quot;DOI.org (Crossref)&quot;,&quot;author&quot;:[{&quot;given&quot;:&quot;Fatima&quot;,&quot;family&quot;:&quot;Kaloti-Hallak&quot;},{&quot;given&quot;:&quot;Michal&quot;,&quot;family&quot;:&quot;Armoni&quot;},{&quot;given&quot;:&quot;Mordechai (Moti)&quot;,&quot;family&quot;:&quot;Ben-Ari&quot;}],&quot;accessed&quot;:{&quot;date-parts&quot;:[[2022,2,19]]},&quot;publisher-place&quot;:&quot;London United Kingdom&quot;,&quot;DOI&quot;:&quot;10.1145/2818314.2818317&quot;,&quot;id&quot;:&quot;kaloti-hallak_students_2015&quot;,&quot;issued&quot;:{&quot;date-parts&quot;:[[2015,11,9]]},&quot;event-place&quot;:&quot;London United Kingdom&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ISBN&quot;:&quot;978-1-4503-3753-3&quot;,&quot;event&quot;:&quot;WiPSCE '15: Workshop in Primary and Secondary Computing Education&quot;,&quot;language&quot;:&quot;en&quot;,&quot;type&quot;:&quot;paper-conference&quot;,&quot;publisher&quot;:&quot;ACM&quot;},&quot;uri&quot;:[&quot;http://zotero.org/users/1913249/items/T4NDX3J8&quot;],&quot;suffix&quot;:&quot;&quot;}]} RNDjhxmepnqpg"/>.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2">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n’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2">
        <text:list-item>
          <text:p text:style-name="P2">Asking learners to step into a role can increase identification with participation in the project. For example you may say “As game designers, we will make this game for a particular audience”.</text:p>
        </text:list-item>
        <text:list-item>
          <text:p text:style-name="P2">Fictional situations can help create a sense of imagined jeopardy which can help learners stay on track with their creative timescale and may increase their commitment to the process.</text:p>
        </text:list-item>
        <text:list-item>
          <text:p text:style-name="P2">When learners share their games with their real or imagined audience, they can talk through their design decisions and challenges, thus creating an opportunity for reflection.</text:p>
        </text:list-item>
        <text:list-item>
          <text:p text:style-name="P2">Drama processes can help explore identification with or hostility to gaming cultures.</text:p>
        </text:list-item>
      </text:list>
      <text:h text:style-name="Heading_20_2" text:outline-level="2"><text:bookmark-start text:name="supporting-resources"/>Supporting Resources<text:bookmark-end text:name="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Text_20_body"><text:span text:style-name="T2">MakeCode Arcade Resources</text:span></text:p>
      <text:p text:style-name="Text_20_body">All of the following resources are available and can be contributed to as part of a collaborative online documentation repository.<text:note text:id="ftn10" text:note-class="footnote"><text:note-citation>11</text:note-citation><text:note-body><text:p text:style-name="Footnote">https://mickfuzz.github.io/makecode-platformer-101</text:p></text:note-body></text:note></text:p>
      <text:list text:style-name="L3">
        <text:list-item>
          <text:p text:style-name="P3">A broken game to fix and printable cards offering quick changes to core design patterns. This is the starting activity.<text:note text:id="ftn11" text:note-class="footnote"><text:note-citation>12</text:note-citation><text:note-body><text:p text:style-name="Footnote">http://tiny.cc/mc-quick-start-cards</text:p></text:note-body></text:note></text:p>
        </text:list-item>
        <text:list-item>
          <text:p text:style-name="P3">An online interactive grid of all game design patterns which link to more detailed step by step implementation instructions.<text:note text:id="ftn12" text:note-class="footnote"><text:note-citation>13</text:note-citation><text:note-body><text:p text:style-name="Footnote">https://mca-platformer-examples.glitch.me/</text:p></text:note-body></text:note></text:p>
        </text:list-item>
        <text:list-item>
          <text:p text:style-name="P3">Printable online documents which describe game design patterns detail how to implement them.<text:note text:id="ftn13" text:note-class="footnote"><text:note-citation>14</text:note-citation><text:note-body><text:p text:style-name="Footnote">https://mickfuzz.github.io/makecode-platformer-101/gamePatterns</text:p></text:note-body></text:note></text:p>
        </text:list-item>
        <text:list-item>
          <text:p text:style-name="P3">A map of learning dimensions learners are likely to encounter when making games. These are grouped as coding concepts, systems patterns and design practices.<text:note text:id="ftn14" text:note-class="footnote"><text:note-citation>15</text:note-citation><text:note-body><text:p text:style-name="Footnote">https://mickfuzz.github.io/makecode-platformer-101/learningDimensions</text:p></text:note-body></text:note></text:p>
        </text:list-item>
        <text:list-item>
          <text:p text:style-name="P3">To suit learners who like a methodical approach, a step by step tutorial explaining how to build game code from first principles is available.<text:note text:id="ftn15" text:note-class="footnote"><text:note-citation>16</text:note-citation><text:note-body><text:p text:style-name="Footnote">http://tiny.cc/mc-platformer-tutorial</text:p></text:note-body></text:note></text:p>
        </text:list-item>
        <text:list-item>
          <text:p text:style-name="P3">A five week course adaptable by teachers including activities to support the motivational methods detailed above.<text:note text:id="ftn16" text:note-class="footnote"><text:note-citation>17</text:note-citation><text:note-body><text:p text:style-name="Footnote">https://mickfuzz.github.io/makecode-platformer-101/groupCourse</text:p></text:note-body></text:note></text:p>
        </text:list-item>
      </text:list>
      <text:h text:style-name="Heading_20_3" text:outline-level="3"><text:bookmark-start text:name="phaser-and-glitch.com-resources"/>Phaser and Glitch.com Resources<text:bookmark-end text:name="phaser-and-glitch.com-resources"/></text:h>
      <text:p text:style-name="First_20_paragraph">Similar resources exist for text-based coding using the Phaser framework. The resources use screenshots of the glitch.com code playground. The resources include:</text:p>
      <text:list text:style-name="L4">
        <text:list-item>
          <text:p text:style-name="P4">A splash page for Phaser / Glitch resources. This contains links to print outs, tutorials and activities.<text:note text:id="ftn17" text:note-class="footnote"><text:note-citation>18</text:note-citation><text:note-body><text:p text:style-name="Footnote">https://glitch-game-makers-manual.glitch.me/</text:p></text:note-body></text:note></text:p>
        </text:list-item>
        <text:list-item>
          <text:p text:style-name="P4">An interactive starting template and grid of game design patterns.<text:note text:id="ftn18" text:note-class="footnote"><text:note-citation>19</text:note-citation><text:note-body><text:p text:style-name="Footnote">https://ggc-examples.glitch.me/</text:p></text:note-body></text:note></text:p>
        </text:list-item>
      </text:list>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name=" ZOTERO_BIBL {&quot;uncited&quot;:[],&quot;omitted&quot;:[],&quot;custom&quot;:[]} CSL_BIBLIOGRAPHY RNDvbcyemfvhj">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ame Making and Coding Fluency in Practice</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